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8.477cm"/>
    </style:style>
    <style:style style:name="co5" style:family="table-column">
      <style:table-column-properties fo:break-before="auto" style:column-width="24.57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2.181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5.237cm"/>
    </style:style>
    <style:style style:name="co15" style:family="table-column">
      <style:table-column-properties fo:break-before="auto" style:column-width="14.631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11.718cm"/>
    </style:style>
    <style:style style:name="co18" style:family="table-column">
      <style:table-column-properties fo:break-before="auto" style:column-width="4.773cm"/>
    </style:style>
    <style:style style:name="co19" style:family="table-column">
      <style:table-column-properties fo:break-before="auto" style:column-width="5.727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6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ce1" office:value-type="string" calcext:value-type="string">
            <text:p>Human Rights - Nome</text:p>
          </table:table-cell>
          <table:table-cell table:style-name="ce1" office:value-type="string" calcext:value-type="string">
            <text:p>Human Rights - País</text:p>
          </table:table-cell>
          <table:table-cell table:style-name="ce1" office:value-type="string" calcext:value-type="string">
            <text:p>Human Rights - Grupo</text:p>
          </table:table-cell>
          <table:table-cell table:style-name="ce1" office:value-type="string" calcext:value-type="string">
            <text:p>CNPJ - Nome Fantasia</text:p>
          </table:table-cell>
          <table:table-cell table:style-name="ce1" office:value-type="string" calcext:value-type="string">
            <text:p>CNPJ - Nome Empresarial</text:p>
          </table:table-cell>
          <table:table-cell table:style-name="ce1" office:value-type="string" calcext:value-type="string">
            <text:p>CNPJ - CNPJ</text:p>
          </table:table-cell>
          <table:table-cell table:style-name="ce1" office:value-type="string" calcext:value-type="string">
            <text:p>CNPJ - Porte</text:p>
          </table:table-cell>
          <table:table-cell table:style-name="ce1" office:value-type="string" calcext:value-type="string">
            <text:p>CNPJ - Capital</text:p>
          </table:table-cell>
          <table:table-cell table:style-name="ce1" office:value-type="string" calcext:value-type="string">
            <text:p>CNPJ - Situação</text:p>
          </table:table-cell>
          <table:table-cell table:style-name="ce1" office:value-type="string" calcext:value-type="string">
            <text:p>CNPJ - Telefone</text:p>
          </table:table-cell>
          <table:table-cell table:style-name="ce1" office:value-type="string" calcext:value-type="string">
            <text:p>CNPJ - Email</text:p>
          </table:table-cell>
          <table:table-cell table:style-name="ce1" office:value-type="string" calcext:value-type="string">
            <text:p>CNPJ - Situação</text:p>
          </table:table-cell>
          <table:table-cell table:style-name="ce1" office:value-type="string" calcext:value-type="string">
            <text:p>CNPJ - CNAE</text:p>
          </table:table-cell>
          <table:table-cell table:style-name="ce1" office:value-type="string" calcext:value-type="string">
            <text:p>CNPJ - UF</text:p>
          </table:table-cell>
          <table:table-cell table:style-name="ce1" office:value-type="string" calcext:value-type="string">
            <text:p>CNPJ - Municipio</text:p>
          </table:table-cell>
          <table:table-cell table:style-name="ce1" office:value-type="string" calcext:value-type="string">
            <text:p>Investment - Name</text:p>
          </table:table-cell>
          <table:table-cell table:style-name="ce1" office:value-type="string" calcext:value-type="string">
            <text:p>Investment - Host Coyntry</text:p>
          </table:table-cell>
          <table:table-cell table:style-name="ce1" office:value-type="string" calcext:value-type="string">
            <text:p>Investment - Parent Company</text:p>
          </table:table-cell>
          <table:table-cell table:style-name="ce1" office:value-type="string" calcext:value-type="string">
            <text:p>Investment - Parent Country</text:p>
          </table:table-cell>
          <table:table-cell table:style-name="ce1" office:value-type="string" calcext:value-type="string">
            <text:p>Investment - Annual Sales</text:p>
          </table:table-cell>
          <table:table-cell table:style-name="ce1" office:value-type="string" calcext:value-type="string">
            <text:p>Investment - Number of Emplyees</text:p>
          </table:table-cell>
          <table:table-cell table:style-name="ce1" office:value-type="string" calcext:value-type="string">
            <text:p>Classificação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M INT HOLDING</text:p>
          </table:table-cell>
          <table:table-cell office:value-type="string" calcext:value-type="string">
            <text:p>3M INTERNATIONAL HOLDING B.V.</text:p>
          </table:table-cell>
          <table:table-cell office:value-type="float" office:value="21058642000111" calcext:value-type="float">
            <text:p>2105864200011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TVINHAS1@MMM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3m Do Brasil Ltda. - 3m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99 (part of Didi Chuxing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di Chuxin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 TAXIS</text:p>
          </table:table-cell>
          <table:table-cell office:value-type="float" office:value="27301130000110" calcext:value-type="float">
            <text:p>2730113000011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eara 99 B.V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JBS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HS2 AA LLC</text:p>
          </table:table-cell>
          <table:table-cell office:value-type="string" calcext:value-type="string">
            <text:p>DHS2 LIMITADA AA LLC</text:p>
          </table:table-cell>
          <table:table-cell office:value-type="float" office:value="25010402000106" calcext:value-type="float">
            <text:p>2501040200010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MC@CMNSOLUTIONS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mpresa Brasileira De Tecnologia E Administracao De Convenios Haag S A - Ecobrá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UZAU INVERSIONES AA S.A.</text:p>
          </table:table-cell>
          <table:table-cell office:value-type="string" calcext:value-type="string">
            <text:p>URUGUAY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ABB</text:p>
          </table:table-cell>
          <table:table-cell office:value-type="string" calcext:value-type="string">
            <text:p>QUANT SWEDEN HOLDING AB</text:p>
          </table:table-cell>
          <table:table-cell office:value-type="float" office:value="21542742000119" calcext:value-type="float">
            <text:p>2154274200011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bb Ltda. - Ab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B Ltd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3218" calcext:value-type="float">
            <text:p>3218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BC (part of Walt Disney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ABC GROUP INC</text:p>
          </table:table-cell>
          <table:table-cell office:value-type="string" calcext:value-type="string">
            <text:p>ABC GROUP INC.</text:p>
          </table:table-cell>
          <table:table-cell office:value-type="float" office:value="26685577000178" calcext:value-type="float">
            <text:p>2668557700017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he Walt Disney Company Brasil Ltda. - Walt Disney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BC (Spain)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BC GROUP INC</text:p>
          </table:table-cell>
          <table:table-cell office:value-type="string" calcext:value-type="string">
            <text:p>ABC GROUP INC.</text:p>
          </table:table-cell>
          <table:table-cell office:value-type="float" office:value="26685577000178" calcext:value-type="float">
            <text:p>2668557700017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bc Group Do Brasil Ltda. - Abc Group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C Group Inc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bengoa</text:p>
          </table:table-cell>
          <table:table-cell office:value-type="string" calcext:value-type="string">
            <text:p>Spain</text:p>
          </table:table-cell>
          <table:table-cell/>
          <table:table-cell table:number-columns-repeated="2" office:value-type="string" calcext:value-type="string">
            <text:p>ABENGOA S.A.</text:p>
          </table:table-cell>
          <table:table-cell office:value-type="float" office:value="6306509000143" calcext:value-type="float">
            <text:p>630650900014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7112000" calcext:value-type="float">
            <text:p>711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bengoa Construção Brasil Ltda. - Abengoa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ENGOA S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berti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BERTIS TELECOM</text:p>
          </table:table-cell>
          <table:table-cell office:value-type="string" calcext:value-type="string">
            <text:p>ABERTIS TELECOM TERRESTRE, S.L.</text:p>
          </table:table-cell>
          <table:table-cell office:value-type="float" office:value="20270532000156" calcext:value-type="float">
            <text:p>2027053200015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entrovias Sistemas Rodoviários S/A. - Centrovias Sistemas Rodoviarios S/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ERTIS INFRAESTRUCTURAS, S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ccion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ACCIONA</text:p>
          </table:table-cell>
          <table:table-cell office:value-type="string" calcext:value-type="string">
            <text:p>ACCIONA INDUSTRIAL, S.A.</text:p>
          </table:table-cell>
          <table:table-cell office:value-type="float" office:value="30541137000114" calcext:value-type="float">
            <text:p>3054113700011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cciona Do Brasil Ltda. - Accio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CIONA, S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ACER</text:p>
          </table:table-cell>
          <table:table-cell office:value-type="string" calcext:value-type="string">
            <text:p>ACER SOFTCAPITAL INCORPORATED</text:p>
          </table:table-cell>
          <table:table-cell office:value-type="float" office:value="33701878000103" calcext:value-type="float">
            <text:p>3370187800010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gp Tecnologia Em Informática Do Brasil Ltda. - Ac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ER INCORPORATED</text:p>
          </table:table-cell>
          <table:table-cell office:value-type="string" calcext:value-type="string">
            <text:p>TAIWA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cerinox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ACERINOX, S.A.</text:p>
          </table:table-cell>
          <table:table-cell office:value-type="float" office:value="5564130000170" calcext:value-type="float">
            <text:p>556413000017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cx Do Brasil Representacoes Ltda - Acx Brasil Representaco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ERINOX, S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COM (part of Mitsubishi UFJ Financial Group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itsubishi UFJ Financial Group</text:p>
          </table:table-cell>
          <table:table-cell table:number-columns-repeated="2" office:value-type="string" calcext:value-type="string">
            <text:p>ACOM S.P.A.</text:p>
          </table:table-cell>
          <table:table-cell office:value-type="float" office:value="15566766000105" calcext:value-type="float">
            <text:p>1556676600010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arc@consultoriadlc.com.br</text:p>
          </table:table-cell>
          <table:table-cell office:value-type="string" calcext:value-type="string">
            <text:p>ATIVA</text:p>
          </table:table-cell>
          <table:table-cell office:value-type="float" office:value="7220700" calcext:value-type="float">
            <text:p>72207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De Tokyo Mitsubishi Ufj Brasil S/A. - Banco De Tokyo Mitsubishi Ufj Brasil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TSUBISHI UFJ FINANCIAL GROUP, INC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CS (Brazil-Ukraine)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CS</text:p>
          </table:table-cell>
          <table:table-cell office:value-type="string" calcext:value-type="string">
            <text:p>ACS DOBFAR S. P. A.</text:p>
          </table:table-cell>
          <table:table-cell office:value-type="float" office:value="5641512000150" calcext:value-type="float">
            <text:p>564151200015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taide@uol.com.br</text:p>
          </table:table-cell>
          <table:table-cell office:value-type="string" calcext:value-type="string">
            <text:p>ATIVA</text:p>
          </table:table-cell>
          <table:table-cell office:value-type="float" office:value="2110600" calcext:value-type="float">
            <text:p>21106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ffiliated Computer Services Do Brasil Ltda - Ac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Xerox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DP</text:p>
          </table:table-cell>
          <table:table-cell office:value-type="string" calcext:value-type="string">
            <text:p>ADP INTERNATIONAL</text:p>
          </table:table-cell>
          <table:table-cell office:value-type="float" office:value="32529189000109" calcext:value-type="float">
            <text:p>3252918900010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PRADO@PACAEMBUCNC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dp Brasil Ltda. - Ad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utomatic Data Processing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ES UCH</text:p>
          </table:table-cell>
          <table:table-cell office:value-type="string" calcext:value-type="string">
            <text:p>AES UCH HOLDINGS (CAYMAN) LTD.</text:p>
          </table:table-cell>
          <table:table-cell office:value-type="float" office:value="23840300000184" calcext:value-type="float">
            <text:p>2384030000018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es Guaiba Ii Empreendimentos Ltda. - Aes Guaiba 2 Empreendimentos Ltd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AES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anco Bradesco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ANCO BRADESCO ARGENTINA S.A.</text:p>
          </table:table-cell>
          <table:table-cell office:value-type="string" calcext:value-type="string">
            <text:p>BANCO BRADESCO S.A.</text:p>
          </table:table-cell>
          <table:table-cell office:value-type="float" office:value="60746948375949" calcext:value-type="float">
            <text:p>6074694837594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Bradesco S/A - Bradesco Est Unif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nco Bradesco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8793" calcext:value-type="float">
            <text:p>8793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Banco do Brasil</text:p>
          </table:table-cell>
          <table:table-cell office:value-type="string" calcext:value-type="string">
            <text:p>Brazil</text:p>
          </table:table-cell>
          <table:table-cell/>
          <table:table-cell table:number-columns-repeated="2" office:value-type="string" calcext:value-type="string">
            <text:p>BANCO DO BRASIL AMERICAS</text:p>
          </table:table-cell>
          <table:table-cell office:value-type="float" office:value="17300349000141" calcext:value-type="float">
            <text:p>17300349000141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alves@bbamericas.com</text:p>
          </table:table-cell>
          <table:table-cell office:value-type="string" calcext:value-type="string">
            <text:p>ATIVA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ale S/A. - Vale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ixa de Previdência dos Funcionários do Banco do Brasil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72403" calcext:value-type="float">
            <text:p>7240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Banco Itau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BANCO ITAU</text:p>
          </table:table-cell>
          <table:table-cell office:value-type="string" calcext:value-type="string">
            <text:p>ITAU CORPBANCA</text:p>
          </table:table-cell>
          <table:table-cell office:value-type="float" office:value="12262596000187" calcext:value-type="float">
            <text:p>1226259600018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30034828</text:p>
          </table:table-cell>
          <table:table-cell office:value-type="string" calcext:value-type="string">
            <text:p>UNIDADEDEATENDIMENTOAFISCALIZACAO@CORREIO.ITAU.COM.BR</text:p>
          </table:table-cell>
          <table:table-cell office:value-type="string" calcext:value-type="string">
            <text:p>ATIVA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Itau Bba Sa - Banco Itau Bba S.A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upar - Itaú Unibanco Participações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Banco Real (part of Santander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nder</text:p>
          </table:table-cell>
          <table:table-cell table:number-columns-repeated="2" office:value-type="string" calcext:value-type="string">
            <text:p>CONDOMINIO DO EDIFICIO DO BANCO REAL</text:p>
          </table:table-cell>
          <table:table-cell office:value-type="float" office:value="3196593000100" calcext:value-type="float">
            <text:p>319659300010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018 6232801</text:p>
          </table:table-cell>
          <table:table-cell/>
          <table:table-cell office:value-type="string" calcext:value-type="string">
            <text:p>ATIVA</text:p>
          </table:table-cell>
          <table:table-cell office:value-type="float" office:value="8112500" calcext:value-type="float">
            <text:p>81125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RACATUBA</text:p>
          </table:table-cell>
          <table:table-cell office:value-type="string" calcext:value-type="string">
            <text:p>Zurich Santander Brasil Seguros E Previdência S/A. - Santander Seguros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ZURICH LATIN AMERICA HOLDING SL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gco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AGCO INTERNATIONAL LIMITED</text:p>
          </table:table-cell>
          <table:table-cell office:value-type="float" office:value="5569214000105" calcext:value-type="float">
            <text:p>556921400010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si Brasil Indústria E Comércio De Equipamentos Agropecuários Ltda. - Gsi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GCO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AGILITY FUEL SOLUTIONS LLC</text:p>
          </table:table-cell>
          <table:table-cell office:value-type="float" office:value="26523366000139" calcext:value-type="float">
            <text:p>2652336600013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tatrans Agility Logística Internacional S/A. - Itatrans Agilit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GILITY PUBLIC WAREHOUSING COMPANY KSC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BANK OF AMERICA,NA</text:p>
          </table:table-cell>
          <table:table-cell office:value-type="string" calcext:value-type="string">
            <text:p>BANK OF AMERICA,NATIONAL ASSOCIATION</text:p>
          </table:table-cell>
          <table:table-cell office:value-type="float" office:value="5537708000108" calcext:value-type="float">
            <text:p>553770800010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k Of América Merril Lynch Banco Multiplo S/A. - Merrill Lync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nk of America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OTIMA</text:p>
          </table:table-cell>
        </table:table-row>
        <table:table-row table:style-name="ro1">
          <table:table-cell office:value-type="string" calcext:value-type="string">
            <text:p>Barry Callebaut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BARRY CALLEBAUT COCOA</text:p>
          </table:table-cell>
          <table:table-cell office:value-type="string" calcext:value-type="string">
            <text:p>BARRY CALLEBAUT COCOA ASIA PACIFIC PTE LTDA</text:p>
          </table:table-cell>
          <table:table-cell office:value-type="float" office:value="5760273000158" calcext:value-type="float">
            <text:p>576027300015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KYCHIN@PETRAFOODS.COM.SG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rry Callebaut Brasil Indústria E Comércio De Produtos Alimentícios Ltda. - Barry Calleb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ACOBS STIFTUNG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ASF CONSTRUCTI</text:p>
          </table:table-cell>
          <table:table-cell office:value-type="string" calcext:value-type="string">
            <text:p>BASF CONSTRUCTION SOLUTIONS GMBH</text:p>
          </table:table-cell>
          <table:table-cell office:value-type="float" office:value="35641397000185" calcext:value-type="float">
            <text:p>3564139700018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BCBRASIL@BASF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sf S/A. - Basf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ayer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AYER INC</text:p>
          </table:table-cell>
          <table:table-cell office:value-type="string" calcext:value-type="string">
            <text:p>BAYER CROPSCIENCE INC</text:p>
          </table:table-cell>
          <table:table-cell office:value-type="float" office:value="20186212000112" calcext:value-type="float">
            <text:p>2018621200011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BEATRIZ.GONCALVES@BAYER.COM</text:p>
          </table:table-cell>
          <table:table-cell office:value-type="string" calcext:value-type="string">
            <text:p>ATIVA</text:p>
          </table:table-cell>
          <table:table-cell office:value-type="float" office:value="7210000" calcext:value-type="float">
            <text:p>7210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yer S/A. - Bayer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yer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eckman Coulte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BECKMAN COULTER</text:p>
          </table:table-cell>
          <table:table-cell office:value-type="string" calcext:value-type="string">
            <text:p>BECKMAN COULTER HONG KONG LIMITED</text:p>
          </table:table-cell>
          <table:table-cell office:value-type="float" office:value="30955401000166" calcext:value-type="float">
            <text:p>3095540100016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eckman Coulter Do Brasil Comercio E Importacao De Produto - Beckman Coulter Do Brasil Co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nahe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Canadian Solar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CANADIAN SOLAR</text:p>
          </table:table-cell>
          <table:table-cell office:value-type="string" calcext:value-type="string">
            <text:p>CANADIAN SOLAR O AND M (ONTARIO) INC.</text:p>
          </table:table-cell>
          <table:table-cell office:value-type="float" office:value="29862821000119" calcext:value-type="float">
            <text:p>2986282100011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SS@ASAPDOCUMENTOS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anadian Solar Brasil Comercialização, Importação E Exportação De Painéis Solares Ltda. -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nadian Solar Inc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Bell Helicopter (part of Textr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tron</text:p>
          </table:table-cell>
          <table:table-cell table:number-columns-repeated="2" office:value-type="string" calcext:value-type="string">
            <text:p>BELL HELICOPTER SERVICES INC.</text:p>
          </table:table-cell>
          <table:table-cell office:value-type="float" office:value="5570749000198" calcext:value-type="float">
            <text:p>557074900019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bernardi@vinhasebernardi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Kautex Textron Do Brasil Ltda. - Kautex Textron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xtron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CANON</text:p>
          </table:table-cell>
          <table:table-cell office:value-type="string" calcext:value-type="string">
            <text:p>CANON HOLDING LLC</text:p>
          </table:table-cell>
          <table:table-cell office:value-type="float" office:value="23787686000108" calcext:value-type="float">
            <text:p>23787686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anon Indústria De Manaus Ltda. - Canon Industria De Manau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NON INC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apit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VICTORIA CAPITA</text:p>
          </table:table-cell>
          <table:table-cell office:value-type="string" calcext:value-type="string">
            <text:p>VICTORIA CAPITAL PARTNERS L.P.</text:p>
          </table:table-cell>
          <table:table-cell office:value-type="float" office:value="30135840000122" calcext:value-type="float">
            <text:p>3013584000012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DIAS@VICTORIACP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he Capita Corporation Do Brasil Ltda - Thecapita Corporation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IT Grou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&amp;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 &amp; S WORLDWIDE</text:p>
          </table:table-cell>
          <table:table-cell office:value-type="string" calcext:value-type="string">
            <text:p>DREES &amp; SOMMER WORLDWIDE GMBH</text:p>
          </table:table-cell>
          <table:table-cell office:value-type="float" office:value="21599505000194" calcext:value-type="float">
            <text:p>2159950500019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ts Consulting Limitada - Dts Consulting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D T S Consulting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ARGILL INC.</text:p>
          </table:table-cell>
          <table:table-cell office:value-type="string" calcext:value-type="string">
            <text:p>CARGILL INCORPORATED</text:p>
          </table:table-cell>
          <table:table-cell office:value-type="float" office:value="5524387000107" calcext:value-type="float">
            <text:p>552438700010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1069400" calcext:value-type="float">
            <text:p>1069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argill Agrícola S/A. - Cargil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rgill,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CARGO SYSTEMS INC.</text:p>
          </table:table-cell>
          <table:table-cell office:value-type="float" office:value="32823311000147" calcext:value-type="float">
            <text:p>3282331100014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721104" calcext:value-type="float">
            <text:p>472110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si Cargo Logística Integral S/A. - Csi Car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CBER S.A.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ertelsmann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BERTELSMANN</text:p>
          </table:table-cell>
          <table:table-cell office:value-type="string" calcext:value-type="string">
            <text:p>BERTELSMANN LUXEMBOURG INVESTMENTS S.A R.L.</text:p>
          </table:table-cell>
          <table:table-cell office:value-type="float" office:value="33514693000190" calcext:value-type="float">
            <text:p>33514693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rvato Servicos Comercio E Industria Grafica Ltda - Arva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telsmann SE &amp; Co. KGaA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LBEMARLE DUTCH</text:p>
          </table:table-cell>
          <table:table-cell office:value-type="string" calcext:value-type="string">
            <text:p>ALBEMARLE DUTCH HOLDINGS B.V.</text:p>
          </table:table-cell>
          <table:table-cell office:value-type="float" office:value="30660780000167" calcext:value-type="float">
            <text:p>3066078000016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hemetall do Brasil Ltd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bemarle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D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ANA</text:p>
          </table:table-cell>
          <table:table-cell office:value-type="string" calcext:value-type="string">
            <text:p>DANA BRAZIL COMMERCIAL VEHICLE LLC</text:p>
          </table:table-cell>
          <table:table-cell office:value-type="float" office:value="26044716000184" calcext:value-type="float">
            <text:p>2604471600018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ana Equipamentos Ltda. - D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na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anahe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ANAHER</text:p>
          </table:table-cell>
          <table:table-cell office:value-type="string" calcext:value-type="string">
            <text:p>FORTIVE MOTION (HONG KONG) LIMITED</text:p>
          </table:table-cell>
          <table:table-cell office:value-type="float" office:value="24655910000170" calcext:value-type="float">
            <text:p>2465591000017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eckman Coulter do Brasil Comercio E Importacao De Produ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nahe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Danfos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ANFOSS</text:p>
          </table:table-cell>
          <table:table-cell office:value-type="string" calcext:value-type="string">
            <text:p>DANFOSS AB</text:p>
          </table:table-cell>
          <table:table-cell office:value-type="float" office:value="30086654000140" calcext:value-type="float">
            <text:p>3008665400014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anfoss Do Brasil Indústria E Comércio Ltda. - Danfos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nfoss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ATERPILLAR</text:p>
          </table:table-cell>
          <table:table-cell office:value-type="string" calcext:value-type="string">
            <text:p>CATERPILLAR PROPULSION PRODUCTION AB</text:p>
          </table:table-cell>
          <table:table-cell office:value-type="float" office:value="27345076000105" calcext:value-type="float">
            <text:p>2734507600010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aterpillar Brasil Ltda. - Caterpillar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terpillar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HP (formerly BHP Billiton)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BHP BILLITON</text:p>
          </table:table-cell>
          <table:table-cell office:value-type="string" calcext:value-type="string">
            <text:p>SOUTH32 ALUMINIUM (HOLDINGS) PTY LTD</text:p>
          </table:table-cell>
          <table:table-cell office:value-type="float" office:value="20742571000109" calcext:value-type="float">
            <text:p>2074257100010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uth 32 Minerals S/A. - Bhp Billiton Meta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UTH32 LIMITED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anon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CIE GERVAIS DANONE</text:p>
          </table:table-cell>
          <table:table-cell office:value-type="string" calcext:value-type="string">
            <text:p>COMPAGNIE GERVAIS DANONE</text:p>
          </table:table-cell>
          <table:table-cell office:value-type="float" office:value="5552382000180" calcext:value-type="float">
            <text:p>555238200018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a@albino.com.br</text:p>
          </table:table-cell>
          <table:table-cell office:value-type="string" calcext:value-type="string">
            <text:p>ATIVA</text:p>
          </table:table-cell>
          <table:table-cell office:value-type="float" office:value="1099699" calcext:value-type="float">
            <text:p>10996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anone Ltda. - Dan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lco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LCOA SECURITIE</text:p>
          </table:table-cell>
          <table:table-cell office:value-type="string" calcext:value-type="string">
            <text:p>ARCONIC SECURITIES LLC</text:p>
          </table:table-cell>
          <table:table-cell office:value-type="float" office:value="26302226000130" calcext:value-type="float">
            <text:p>2630222600013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UARDO.DORIA@ALCOA.COM.BRE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lcoa Alumínio S/A. - Alco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coa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743" calcext:value-type="float">
            <text:p>274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emex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CEMEX TRADING CARIBE</text:p>
          </table:table-cell>
          <table:table-cell office:value-type="string" calcext:value-type="string">
            <text:p>CEMEX TRADING CARIBE LTD.</text:p>
          </table:table-cell>
          <table:table-cell office:value-type="float" office:value="7754832000142" calcext:value-type="float">
            <text:p>775483200014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7490104" calcext:value-type="float">
            <text:p>749010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eoris Do Brasil Ltda. - Neori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mex, S.A.B. de C.V.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Blackston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BLACKSTONE INV</text:p>
          </table:table-cell>
          <table:table-cell office:value-type="string" calcext:value-type="string">
            <text:p>BLACKSTONE INVESTISSEMENTS</text:p>
          </table:table-cell>
          <table:table-cell office:value-type="float" office:value="34271286000161" calcext:value-type="float">
            <text:p>3427128600016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TATIANA@ERHARDT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gis Brasil Serviços De Estoques Ltda. - Rgis Brasil Servicos De Estoqu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Blackstone Group L P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ELL GLOBAL III</text:p>
          </table:table-cell>
          <table:table-cell office:value-type="string" calcext:value-type="string">
            <text:p>DELL GLOBAL HOLDINGS III B.V.</text:p>
          </table:table-cell>
          <table:table-cell office:value-type="float" office:value="31703472000134" calcext:value-type="float">
            <text:p>3170347200013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ABIANA.BRUSCATTO@DELL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ell Computadores Do Brasil Ltda. - Dell Computadore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ll Technologie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elphi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ELPHI</text:p>
          </table:table-cell>
          <table:table-cell office:value-type="string" calcext:value-type="string">
            <text:p>DELPHI POWERTRAIN SYSTEMS OPERATIONS LUXEMBOURG S.A R.L.</text:p>
          </table:table-cell>
          <table:table-cell office:value-type="float" office:value="31284869000139" calcext:value-type="float">
            <text:p>3128486900013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UIZ.PAULO.REALI@DELPHI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elphi Powertrain System Indústria E Comércio Ltda - Delphi Powertrain System Industria 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LPHI TECHNOLOGIES PLC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ERES ENVIRONMENTAL</text:p>
          </table:table-cell>
          <table:table-cell office:value-type="string" calcext:value-type="string">
            <text:p>CERES ENVIRONMENTAL LTD</text:p>
          </table:table-cell>
          <table:table-cell office:value-type="float" office:value="9112701000197" calcext:value-type="float">
            <text:p>911270100019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otam Do Brasil Agroquímica E Produtos Agrícolas Ltda. - Rotam Do Brasil Agroquím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res Environmental Limited</text:p>
          </table:table-cell>
          <table:table-cell office:value-type="string" calcext:value-type="string">
            <text:p>VIRGIN ISLANDS UK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EATON</text:p>
          </table:table-cell>
          <table:table-cell office:value-type="string" calcext:value-type="string">
            <text:p>EATON MOUNTAIN CAPITAL LTD</text:p>
          </table:table-cell>
          <table:table-cell office:value-type="float" office:value="23442616000118" calcext:value-type="float">
            <text:p>2344261600011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WWW.HARNEYSCORPORATE.COM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aton Ltda. - Ea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aton Services SARL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lpargata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LPARGATAS INT</text:p>
          </table:table-cell>
          <table:table-cell office:value-type="string" calcext:value-type="string">
            <text:p>ALPARGATAS INTERNATIONAL APS</text:p>
          </table:table-cell>
          <table:table-cell office:value-type="float" office:value="21184326000196" calcext:value-type="float">
            <text:p>2118432600019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JULIA@ALPARGATAS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lpargatas S/A. - Alpargatas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 &amp; F Investimentos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lstom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LSTOM</text:p>
          </table:table-cell>
          <table:table-cell office:value-type="string" calcext:value-type="string">
            <text:p>GE RENEWABLE TRACKING B.V</text:p>
          </table:table-cell>
          <table:table-cell office:value-type="float" office:value="22727678000103" calcext:value-type="float">
            <text:p>2272767800010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AULO.COSTA@CRN.ALSTOM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lstom Brasil Energia E Transporte Ltda. - Alsto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STOM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hampion (part of Hanesbrands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Hanesbrands</text:p>
          </table:table-cell>
          <table:table-cell office:value-type="string" calcext:value-type="string">
            <text:p>CHAMPION EMPATH</text:p>
          </table:table-cell>
          <table:table-cell office:value-type="string" calcext:value-type="string">
            <text:p>CHAMPION EMPATHY - UNIPESSOAL LDA</text:p>
          </table:table-cell>
          <table:table-cell office:value-type="float" office:value="32151430000109" calcext:value-type="float">
            <text:p>3215143000010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ENATA.MENDES@FFKADVOGADOS.COM.BR</text:p>
          </table:table-cell>
          <table:table-cell office:value-type="string" calcext:value-type="string">
            <text:p>ATIVA</text:p>
          </table:table-cell>
          <table:table-cell office:value-type="float" office:value="9329804" calcext:value-type="float">
            <text:p>932980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anesbrands Brasil Têxtil Ltda. - Sara Lee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anesbrand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DF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EDF EN SA</text:p>
          </table:table-cell>
          <table:table-cell office:value-type="string" calcext:value-type="string">
            <text:p>EDF RENOUVELABLES</text:p>
          </table:table-cell>
          <table:table-cell office:value-type="float" office:value="21547762000182" calcext:value-type="float">
            <text:p>2154776200018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AUL.ABRANCHES@EDF-EN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iteluz Serviços De Iluminação Urbana S/A. - Citelum Groupe Edf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LECTRICITE DE FRANC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hase (part of JPMorgan Chase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JPMORGAN CHASE BANK - LONDON BRANCH</text:p>
          </table:table-cell>
          <table:table-cell office:value-type="string" calcext:value-type="string">
            <text:p>JPMORGAN CHASE BANK - BANCO J.P. MORGAN S.A.</text:p>
          </table:table-cell>
          <table:table-cell office:value-type="float" office:value="5487785000192" calcext:value-type="float">
            <text:p>548778500019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pmorgan Chase Bank National Association. - Guaranty Trust Company Of New York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orgWarne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BORGWARNER</text:p>
          </table:table-cell>
          <table:table-cell office:value-type="string" calcext:value-type="string">
            <text:p>BORGWARNER ESSLINGEN GMBH</text:p>
          </table:table-cell>
          <table:table-cell office:value-type="float" office:value="30873748000160" calcext:value-type="float">
            <text:p>3087374800016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PENACHIO@BORGWARNER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orgwarner Brasil Ltda. - Borgwarner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orgwarner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mBev (part of Anheuser-Busch InBev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heuser-Busch InBev</text:p>
          </table:table-cell>
          <table:table-cell office:value-type="string" calcext:value-type="string">
            <text:p>AMBEV</text:p>
          </table:table-cell>
          <table:table-cell office:value-type="string" calcext:value-type="string">
            <text:p>CENTRAL DE BEBIDAS BARRA DA ESTIVA LTDA</text:p>
          </table:table-cell>
          <table:table-cell office:value-type="float" office:value="27760930000108" calcext:value-type="float">
            <text:p>27760930000108</text:p>
          </table:table-cell>
          <table:table-cell office:value-type="string" calcext:value-type="string">
            <text:p>DEMAIS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77 <text:s/>34501308</text:p>
          </table:table-cell>
          <table:table-cell office:value-type="string" calcext:value-type="string">
            <text:p>OPCAOCONTABILIDADE.BAHIA@GMAIL.COM</text:p>
          </table:table-cell>
          <table:table-cell office:value-type="string" calcext:value-type="string">
            <text:p>ATIVA</text:p>
          </table:table-cell>
          <table:table-cell office:value-type="float" office:value="4635403" calcext:value-type="float">
            <text:p>46354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RA DA ESTIVA</text:p>
          </table:table-cell>
          <table:table-cell office:value-type="string" calcext:value-type="string">
            <text:p>Ambev S/A. - Ambev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heuser-Busch InBev SA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31336" calcext:value-type="float">
            <text:p>3133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osch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ROBERT BOSCH</text:p>
          </table:table-cell>
          <table:table-cell office:value-type="string" calcext:value-type="string">
            <text:p>ROBERT BOSCH PACKAGING TECHNOLOGY GMBH</text:p>
          </table:table-cell>
          <table:table-cell office:value-type="float" office:value="34980996000160" calcext:value-type="float">
            <text:p>3498099600016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IVIA.TREVISAN@BR.BOSCH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osch Rexroth Ltda. - Bosch Rexrot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 o b e r t B o s c h S t i f t u n g Gesellschaft mit beschränkter Haftun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HILECTRA AMER</text:p>
          </table:table-cell>
          <table:table-cell office:value-type="string" calcext:value-type="string">
            <text:p>CHILECTRA AMERICAS S.A.</text:p>
          </table:table-cell>
          <table:table-cell office:value-type="float" office:value="25119792000149" calcext:value-type="float">
            <text:p>2511979200014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NDREAS.GEBHARDT@ENEL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mer Sports Brasil Ltda - Wil Bra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 Sports Oyj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BLACK BOX CHILE</text:p>
          </table:table-cell>
          <table:table-cell office:value-type="string" calcext:value-type="string">
            <text:p>BLACK BOX CHILE S.A</text:p>
          </table:table-cell>
          <table:table-cell office:value-type="float" office:value="29743980000102" calcext:value-type="float">
            <text:p>29743980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EDER.SMANIOTO@BLACKBOX.COM</text:p>
          </table:table-cell>
          <table:table-cell office:value-type="string" calcext:value-type="string">
            <text:p>ATIVA</text:p>
          </table:table-cell>
          <table:table-cell office:value-type="float" office:value="4752100" calcext:value-type="float">
            <text:p>4752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lack Box Do Brasil Ind E Com Ltda - Black Box Do Brasil Industria E Comerci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lack Box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BRAND INSTITUTE</text:p>
          </table:table-cell>
          <table:table-cell office:value-type="string" calcext:value-type="string">
            <text:p>BRAND INSTITUTE, INC.</text:p>
          </table:table-cell>
          <table:table-cell office:value-type="float" office:value="30373494000110" calcext:value-type="float">
            <text:p>3037349400011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 3 Brand Brasil Franchisi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EAL FOOD - SGPS, S.A.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LH (Dalhoff Larsen &amp; Horneman)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LH</text:p>
          </table:table-cell>
          <table:table-cell office:value-type="string" calcext:value-type="string">
            <text:p>DLH NORDISK A/S</text:p>
          </table:table-cell>
          <table:table-cell office:value-type="float" office:value="5530546000178" calcext:value-type="float">
            <text:p>553054600017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1610203" calcext:value-type="float">
            <text:p>161020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ordisk Timber Ltda - Dlh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lhoff Larsen &amp; Horneman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RF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RF AUSTRIA</text:p>
          </table:table-cell>
          <table:table-cell office:value-type="string" calcext:value-type="string">
            <text:p>BRF AUSTRIA GMBH</text:p>
          </table:table-cell>
          <table:table-cell office:value-type="float" office:value="26784859000122" calcext:value-type="float">
            <text:p>2678485900012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rf S/A - Brf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F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lectrolux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ELECTROLUX PROF</text:p>
          </table:table-cell>
          <table:table-cell office:value-type="string" calcext:value-type="string">
            <text:p>ELECTROLUX PROFESSIONAL AB</text:p>
          </table:table-cell>
          <table:table-cell office:value-type="float" office:value="34200932000108" calcext:value-type="float">
            <text:p>34200932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EONARDO@FREIRESARAIVA.COM.BR</text:p>
          </table:table-cell>
          <table:table-cell office:value-type="string" calcext:value-type="string">
            <text:p>ATIVA</text:p>
          </table:table-cell>
          <table:table-cell office:value-type="float" office:value="2751100" calcext:value-type="float">
            <text:p>275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lectrolux Do Brasil S/A. - Electrolux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B Electrolux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lekt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ELEKTRA</text:p>
          </table:table-cell>
          <table:table-cell office:value-type="string" calcext:value-type="string">
            <text:p>ELEKTRA GROUP LLC</text:p>
          </table:table-cell>
          <table:table-cell office:value-type="float" office:value="26723737000126" calcext:value-type="float">
            <text:p>2672373700012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TINS@MARTINS.ECN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kt Lojas De Departamentos Ltda. - Ekt Lojas De Departamento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upo Elektra, S.A.B. de C.V.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li Lill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ELI LILLY</text:p>
          </table:table-cell>
          <table:table-cell office:value-type="string" calcext:value-type="string">
            <text:p>ELI LILLY INTERAMERICA, INC.</text:p>
          </table:table-cell>
          <table:table-cell office:value-type="float" office:value="5573880000109" calcext:value-type="float">
            <text:p>557388000010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teixeira_carlos_a@lilly.com</text:p>
          </table:table-cell>
          <table:table-cell office:value-type="string" calcext:value-type="string">
            <text:p>ATIVA</text:p>
          </table:table-cell>
          <table:table-cell office:value-type="float" office:value="2110600" calcext:value-type="float">
            <text:p>21106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li Lilly Do Brasil Ltda. - Eli Lill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li Lilly and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AQUABOUNTY FARM</text:p>
          </table:table-cell>
          <table:table-cell office:value-type="string" calcext:value-type="string">
            <text:p>AQUABOUNTY FARMS, INC.</text:p>
          </table:table-cell>
          <table:table-cell office:value-type="float" office:value="22197124000141" calcext:value-type="float">
            <text:p>2219712400014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FRANK@AQUANBOUNTY.COM</text:p>
          </table:table-cell>
          <table:table-cell office:value-type="string" calcext:value-type="string">
            <text:p>ATIVA</text:p>
          </table:table-cell>
          <table:table-cell office:value-type="float" office:value="321301" calcext:value-type="float">
            <text:p>3213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ea Equipamentos E Soluções Ltda - Gea Farm Technologies Do Brasil Indústria E Comérci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A Group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AQUABOUNTY FARM</text:p>
          </table:table-cell>
          <table:table-cell office:value-type="string" calcext:value-type="string">
            <text:p>AQUABOUNTY FARMS, INC.</text:p>
          </table:table-cell>
          <table:table-cell office:value-type="float" office:value="22197124000141" calcext:value-type="float">
            <text:p>2219712400014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FRANK@AQUANBOUNTY.COM</text:p>
          </table:table-cell>
          <table:table-cell office:value-type="string" calcext:value-type="string">
            <text:p>ATIVA</text:p>
          </table:table-cell>
          <table:table-cell office:value-type="float" office:value="321301" calcext:value-type="float">
            <text:p>3213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ea Equipamentos E Soluções Ltda - Gea Farm Technologies Do Brasil Indústria E Comérci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A Group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rookfield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BROOKFIELD</text:p>
          </table:table-cell>
          <table:table-cell office:value-type="string" calcext:value-type="string">
            <text:p>BFIN GLOBAL HOLDINGS INC.</text:p>
          </table:table-cell>
          <table:table-cell office:value-type="float" office:value="24880299000184" calcext:value-type="float">
            <text:p>2488029900018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TEPHEN.SMYTH@BROOKFIELD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raftech Brasil Participações Ltda. - Graftec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ookfield Asset Management Inc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mbraer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INSTITUTO EMBRAER</text:p>
          </table:table-cell>
          <table:table-cell office:value-type="string" calcext:value-type="string">
            <text:p>INSTITUTO EMBRAER DE EDUCACAO E PESQUISA</text:p>
          </table:table-cell>
          <table:table-cell office:value-type="float" office:value="4621776000180" calcext:value-type="float">
            <text:p>462177600018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2 <text:s/>34171471</text:p>
          </table:table-cell>
          <table:table-cell office:value-type="string" calcext:value-type="string">
            <text:p>daniel.saran@embraer.com.br</text:p>
          </table:table-cell>
          <table:table-cell office:value-type="string" calcext:value-type="string">
            <text:p>ATIVA</text:p>
          </table:table-cell>
          <table:table-cell office:value-type="float" office:value="8520100" calcext:value-type="float">
            <text:p>85201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JOSE DOS CAMPOS</text:p>
          </table:table-cell>
          <table:table-cell office:value-type="string" calcext:value-type="string">
            <text:p>Embraer S/A. - Embraer Empresa Brasileira De Aeronautica S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er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9167" calcext:value-type="float">
            <text:p>19167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ndrade Gutierrez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CONSTRUTORA ANDRADE GUTIERREZ</text:p>
          </table:table-cell>
          <table:table-cell office:value-type="string" calcext:value-type="string">
            <text:p>ANDRADE GUTIERREZ ENGENHARIA S/A</text:p>
          </table:table-cell>
          <table:table-cell office:value-type="float" office:value="17262213010580" calcext:value-type="float">
            <text:p>1726221301058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71 <text:s/>36057800</text:p>
          </table:table-cell>
          <table:table-cell office:value-type="string" calcext:value-type="string">
            <text:p>lourivalpita@gmail.com</text:p>
          </table:table-cell>
          <table:table-cell office:value-type="string" calcext:value-type="string">
            <text:p>ATIVA</text:p>
          </table:table-cell>
          <table:table-cell office:value-type="float" office:value="4211101" calcext:value-type="float">
            <text:p>421110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O FRANCISCO DO CONDE</text:p>
          </table:table-cell>
          <table:table-cell office:value-type="string" calcext:value-type="string">
            <text:p>Andrade Gutierrez Engenharia S/A. - Construtora Andrade Gutierrez S/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drade Gutierrez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Dove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DOVER OVERSEAS</text:p>
          </table:table-cell>
          <table:table-cell office:value-type="string" calcext:value-type="string">
            <text:p>DOVER OVERSEAS CONSULTING S.A.</text:p>
          </table:table-cell>
          <table:table-cell office:value-type="float" office:value="23318110000100" calcext:value-type="float">
            <text:p>23318110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OVER@DOVERMKT.COM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over Do Brasil Ltda. - Dover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ndritz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ANDRITZ HYDRO</text:p>
          </table:table-cell>
          <table:table-cell office:value-type="string" calcext:value-type="string">
            <text:p>ANDRITZ HYDRO BRASILIEN BETEILIGUNGSGESELLSCHAFT <text:s/>MBH</text:p>
          </table:table-cell>
          <table:table-cell office:value-type="float" office:value="22384605000166" calcext:value-type="float">
            <text:p>2238460500016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ndritz Brasil Ltda. - Andritz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dritz AG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OW N TULIP H</text:p>
          </table:table-cell>
          <table:table-cell office:value-type="string" calcext:value-type="string">
            <text:p>DOW NETHERLANDS TULIP HOLDING B.V.</text:p>
          </table:table-cell>
          <table:table-cell office:value-type="float" office:value="33937144000128" calcext:value-type="float">
            <text:p>3393714400012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70101" calcext:value-type="float">
            <text:p>64701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ow Agrosciences Industrial Ltda. - Dow Agroscienc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Dow Chemical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BRUNSWICK</text:p>
          </table:table-cell>
          <table:table-cell office:value-type="string" calcext:value-type="string">
            <text:p>BRUNSWICK WYNNSTAY LIMITED</text:p>
          </table:table-cell>
          <table:table-cell office:value-type="float" office:value="29273537000107" calcext:value-type="float">
            <text:p>2927353700010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rcury Marine Do Brasil Industria E Comercio Ltda - Mercury Marine Do Brasil Industria 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unswick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Federal-Mogul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FEDERAL-MOGUL</text:p>
          </table:table-cell>
          <table:table-cell office:value-type="string" calcext:value-type="string">
            <text:p>FEDERAL-MOGUL MOTORPARTS MINORITY HOLDING B.V.</text:p>
          </table:table-cell>
          <table:table-cell office:value-type="float" office:value="25039418000133" calcext:value-type="float">
            <text:p>25039418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ederal Mogul Sistemas Automotivos Ltda - Federal Mogul Materiais De F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öperatief Federal-Mogul Dutch Investments B.A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FedEx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FEDEX</text:p>
          </table:table-cell>
          <table:table-cell office:value-type="string" calcext:value-type="string">
            <text:p>FEDEX ACQUISITION B.V.</text:p>
          </table:table-cell>
          <table:table-cell office:value-type="float" office:value="26603849000143" calcext:value-type="float">
            <text:p>2660384900014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ederal Express Corporation. - Fedex. Expres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EMI- EGF LTD</text:p>
          </table:table-cell>
          <table:table-cell office:value-type="string" calcext:value-type="string">
            <text:p>EMI GROUP FINANCE LIMITED</text:p>
          </table:table-cell>
          <table:table-cell office:value-type="float" office:value="26531404000103" calcext:value-type="float">
            <text:p>2653140400010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mi Records Brasil Ltda - Emi Music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IVENDI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EMSA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FEMSA COMERCIO</text:p>
          </table:table-cell>
          <table:table-cell office:value-type="string" calcext:value-type="string">
            <text:p>FEMSA COMERCIO SA DE CV</text:p>
          </table:table-cell>
          <table:table-cell office:value-type="float" office:value="34401920000133" calcext:value-type="float">
            <text:p>34401920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PRADO@PACAEMBUCNC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pal Industria Brasileira De Bebidas S A - Coca Cola/Fem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ca-Cola Femsa, S.A.B. de C.V.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nimale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ANIMALE</text:p>
          </table:table-cell>
          <table:table-cell office:value-type="string" calcext:value-type="string">
            <text:p>J. A. BATISTA JUNIOR CLINICA VETERINARIA</text:p>
          </table:table-cell>
          <table:table-cell office:value-type="float" office:value="34941521000165" calcext:value-type="float">
            <text:p>34941521000165</text:p>
          </table:table-cell>
          <table:table-cell office:value-type="string" calcext:value-type="string">
            <text:p>MICRO EMPRES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4 <text:s/>91493179</text:p>
          </table:table-cell>
          <table:table-cell office:value-type="string" calcext:value-type="string">
            <text:p>ANIMALECLINICA@YAHOO.COM.BR</text:p>
          </table:table-cell>
          <table:table-cell office:value-type="string" calcext:value-type="string">
            <text:p>ATIVA</text:p>
          </table:table-cell>
          <table:table-cell office:value-type="float" office:value="7500100" calcext:value-type="float">
            <text:p>75001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Ceva Saúde Animal Ltda. - Ceva Saude Anima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VA SANTE ANIMAL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nixte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NIXTER</text:p>
          </table:table-cell>
          <table:table-cell office:value-type="string" calcext:value-type="string">
            <text:p>ANIXTER MID HOLDINGS B.V.</text:p>
          </table:table-cell>
          <table:table-cell office:value-type="float" office:value="22510664000133" calcext:value-type="float">
            <text:p>22510664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nixter Do Brasil Ltda. - Anixter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ixter Mid Holdings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errostaal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FERROSTAAL</text:p>
          </table:table-cell>
          <table:table-cell office:value-type="string" calcext:value-type="string">
            <text:p>FERROSTAAL TRADING GMBH</text:p>
          </table:table-cell>
          <table:table-cell office:value-type="float" office:value="33450993000152" calcext:value-type="float">
            <text:p>3345099300015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errostaal Do Brasil Comércio E Indústria Ltda. - Ferrostaal Do Brasil Comercio E Indust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rrostaal GmbH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esto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FESTO</text:p>
          </table:table-cell>
          <table:table-cell office:value-type="string" calcext:value-type="string">
            <text:p>FESTO AKTIENGESELLSCHAFT</text:p>
          </table:table-cell>
          <table:table-cell office:value-type="float" office:value="5695467000117" calcext:value-type="float">
            <text:p>569546700011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infoservice@festo.com</text:p>
          </table:table-cell>
          <table:table-cell office:value-type="string" calcext:value-type="string">
            <text:p>ATIVA</text:p>
          </table:table-cell>
          <table:table-cell office:value-type="float" office:value="2829199" calcext:value-type="float">
            <text:p>2829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esto Brasil Ltda. - Festo Automaca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sto GmbH &amp; Co. K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ibria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ADC FIBRIA MUNKSJO</text:p>
          </table:table-cell>
          <table:table-cell office:value-type="string" calcext:value-type="string">
            <text:p>ASSOCIACAO DESPORTIVA CLASSISTA FIBRIA CELULOSE E MUNKSJO BRASIL INDUSTRIA E COMERCIO DE PAPEIS ESPECIAIS</text:p>
          </table:table-cell>
          <table:table-cell office:value-type="float" office:value="45706561000149" calcext:value-type="float">
            <text:p>4570656100014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9319199" calcext:value-type="float">
            <text:p>931919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CAREI</text:p>
          </table:table-cell>
          <table:table-cell office:value-type="string" calcext:value-type="string">
            <text:p>Fibria Overseas Holding Korlátolt Felelösségü Társaság - Fibria Overseas Holding Kft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Fibria Celulose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HS LATIN</text:p>
          </table:table-cell>
          <table:table-cell office:value-type="string" calcext:value-type="string">
            <text:p>CHS LATIN AMERICA HOLDINGS LLC LLC</text:p>
          </table:table-cell>
          <table:table-cell office:value-type="float" office:value="23271261000141" calcext:value-type="float">
            <text:p>2327126100014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HORACIO.ACKERMANN@CHSINC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hs Agronegócio - Indústria E Comércio Ltda. - Chs Agronegó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s Bermuda GP</text:p>
          </table:table-cell>
          <table:table-cell office:value-type="string" calcext:value-type="string">
            <text:p>BERMUDA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YD SIGNAL</text:p>
          </table:table-cell>
          <table:table-cell office:value-type="string" calcext:value-type="string">
            <text:p>BYD SIGNAL &amp; COMMUNICATION COMPANY LIMITED</text:p>
          </table:table-cell>
          <table:table-cell office:value-type="float" office:value="36068224000182" calcext:value-type="float">
            <text:p>3606822400018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ISCAL@BYD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yd Do Brasil Ltda - Byd Bra Lt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YD Company Limited</text:p>
          </table:table-cell>
          <table:table-cell office:value-type="string" calcext:value-type="string">
            <text:p>CHIN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ndesa (part of Enel)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el</text:p>
          </table:table-cell>
          <table:table-cell office:value-type="string" calcext:value-type="string">
            <text:p>ENDESA AMERICAS</text:p>
          </table:table-cell>
          <table:table-cell office:value-type="string" calcext:value-type="string">
            <text:p>ENDESA AMERICAS S.A.</text:p>
          </table:table-cell>
          <table:table-cell office:value-type="float" office:value="25119791000102" calcext:value-type="float">
            <text:p>25119791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VALTER.MORO@ENEL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gtf Central Geradora Termelétrica Fortaleza S/A. - Cgtf Central Geradora Termeletrica Fo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NEL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nel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NEL GREEN</text:p>
          </table:table-cell>
          <table:table-cell office:value-type="string" calcext:value-type="string">
            <text:p>ENEL GREEN POWER S.P.A.</text:p>
          </table:table-cell>
          <table:table-cell office:value-type="float" office:value="20536452000108" calcext:value-type="float">
            <text:p>20536452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3511500" calcext:value-type="float">
            <text:p>35115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gtf Central Geradora Termelétrica Fortaleza S/A. - Cgtf Central Geradora Termeletrica Fo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NEL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PPLE SPRINGS</text:p>
          </table:table-cell>
          <table:table-cell office:value-type="string" calcext:value-type="string">
            <text:p>APPLE SPRINGS INTERNATIONAL CORP.</text:p>
          </table:table-cell>
          <table:table-cell office:value-type="float" office:value="24798617000162" calcext:value-type="float">
            <text:p>2479861700016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USTAVO@GUMAPART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pple Computer Brasil Ltda. - App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DUPONT PENSION TRUST</text:p>
          </table:table-cell>
          <table:table-cell office:value-type="float" office:value="29125183000153" calcext:value-type="float">
            <text:p>2912518300015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ABRICIO@MCPARALEGAL.COM.BR</text:p>
          </table:table-cell>
          <table:table-cell office:value-type="string" calcext:value-type="string">
            <text:p>ATIVA</text:p>
          </table:table-cell>
          <table:table-cell office:value-type="float" office:value="6630400" calcext:value-type="float">
            <text:p>663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upont Nutrition Brasil Ingredient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UPONT DE NEMOUR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amesa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GAMESA</text:p>
          </table:table-cell>
          <table:table-cell office:value-type="string" calcext:value-type="string">
            <text:p>SIEMENS GAMESA RENEWABLE ENERGY WIND FARMS, S.A.</text:p>
          </table:table-cell>
          <table:table-cell office:value-type="float" office:value="10388260000130" calcext:value-type="float">
            <text:p>1038826000013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alecom@qualityauditores.com.br</text:p>
          </table:table-cell>
          <table:table-cell office:value-type="string" calcext:value-type="string">
            <text:p>ATIVA</text:p>
          </table:table-cell>
          <table:table-cell office:value-type="float" office:value="3511501" calcext:value-type="float">
            <text:p>35115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amesa Eólica Brasil Ltda. - Gamesa Eolica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AMESA CORPORACION TECNOLOGICA SOCIEDAD ANONIM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CIT BANK</text:p>
          </table:table-cell>
          <table:table-cell office:value-type="float" office:value="22157508000130" calcext:value-type="float">
            <text:p>2215750800013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40900" calcext:value-type="float">
            <text:p>64409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Commercial Investment Trust Do Brasil S A Banco - Banco Cit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IT Grou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itibank (part of Citigroup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igroup</text:p>
          </table:table-cell>
          <table:table-cell office:value-type="string" calcext:value-type="string">
            <text:p>CITIBANK</text:p>
          </table:table-cell>
          <table:table-cell office:value-type="string" calcext:value-type="string">
            <text:p>CITIBANK EUROPE PLC, UK BRANCH</text:p>
          </table:table-cell>
          <table:table-cell office:value-type="float" office:value="34327176000174" calcext:value-type="float">
            <text:p>3432717600017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ONTATO@CITIBANK.COM.BR</text:p>
          </table:table-cell>
          <table:table-cell office:value-type="string" calcext:value-type="string">
            <text:p>ATIVA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itigroup Global Markets Assessoria Ltda - Citigrou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itigroup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ITIGROUP ASIA</text:p>
          </table:table-cell>
          <table:table-cell office:value-type="string" calcext:value-type="string">
            <text:p>CITIGROUP ASIA PACIFIC HOLDING LLC</text:p>
          </table:table-cell>
          <table:table-cell office:value-type="float" office:value="24770078000153" calcext:value-type="float">
            <text:p>2477007800015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OGERIO.PERES@CITI.COM</text:p>
          </table:table-cell>
          <table:table-cell office:value-type="string" calcext:value-type="string">
            <text:p>ATIVA</text:p>
          </table:table-cell>
          <table:table-cell office:value-type="float" office:value="6461100" calcext:value-type="float">
            <text:p>646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itigroup Global Markets Assessoria Ltda - Citigrou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itrix Systems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CITRIX SYSTEMS, INC.</text:p>
          </table:table-cell>
          <table:table-cell office:value-type="float" office:value="5449005000110" calcext:value-type="float">
            <text:p>544900500011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651601" calcext:value-type="float">
            <text:p>46516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itrix Sistemas Do Brasil Ltda - Citrix Sistem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itrix System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itrofrut (part of Grupo Proeza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rupo Proeza</text:p>
          </table:table-cell>
          <table:table-cell office:value-type="string" calcext:value-type="string">
            <text:p>CITROFRUT</text:p>
          </table:table-cell>
          <table:table-cell office:value-type="string" calcext:value-type="string">
            <text:p>CITROFRUT, S.A. DE C.V.</text:p>
          </table:table-cell>
          <table:table-cell office:value-type="float" office:value="24490075000166" calcext:value-type="float">
            <text:p>2449007500016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talsa Brasil Indústria E Comércio De Autopeças Ltda. - Metalsa Brasil Industria E Comer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upo Proeza, S.A.P.I. de C.V.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Fleet (part of Bank of Americ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nk of America</text:p>
          </table:table-cell>
          <table:table-cell office:value-type="string" calcext:value-type="string">
            <text:p>BW FLEET</text:p>
          </table:table-cell>
          <table:table-cell office:value-type="string" calcext:value-type="string">
            <text:p>BW FLEET MANAGEMENT AS</text:p>
          </table:table-cell>
          <table:table-cell office:value-type="float" office:value="34082019000146" calcext:value-type="float">
            <text:p>3408201900014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EGAIS@SOMAT.COM.BR</text:p>
          </table:table-cell>
          <table:table-cell office:value-type="string" calcext:value-type="string">
            <text:p>ATIVA</text:p>
          </table:table-cell>
          <table:table-cell office:value-type="float" office:value="910600" calcext:value-type="float">
            <text:p>9106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k Of América Merril Lynch Banco Multiplo S/A. - Merrill Lync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nk of America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lariant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CLARIANT PLASTI</text:p>
          </table:table-cell>
          <table:table-cell office:value-type="string" calcext:value-type="string">
            <text:p>CLARIANT PLASTICS &amp; COATINGS AG</text:p>
          </table:table-cell>
          <table:table-cell office:value-type="float" office:value="24308032000117" calcext:value-type="float">
            <text:p>2430803200011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ICHAEL.STANEK@CLARIANT.COM</text:p>
          </table:table-cell>
          <table:table-cell office:value-type="string" calcext:value-type="string">
            <text:p>ATIVA</text:p>
          </table:table-cell>
          <table:table-cell office:value-type="float" office:value="2029100" calcext:value-type="float">
            <text:p>2029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lariant S/A. - Clarian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lariant AG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PLATINUM GATES</text:p>
          </table:table-cell>
          <table:table-cell office:value-type="string" calcext:value-type="string">
            <text:p>PLATINUM GATES TRADING S.A.</text:p>
          </table:table-cell>
          <table:table-cell office:value-type="float" office:value="21680040000100" calcext:value-type="float">
            <text:p>21680040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IO@ESPINDOLA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ates Do Brasil Indústria E Comércio Ltda. - Gate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Omaha Topco Ltd</text:p>
          </table:table-cell>
          <table:table-cell office:value-type="string" calcext:value-type="string">
            <text:p>CAYMAN ISLANDS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rcor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ARCOR</text:p>
          </table:table-cell>
          <table:table-cell office:value-type="string" calcext:value-type="string">
            <text:p>ARCOR SOCIEDAD ANONIMA INDUSTRIAL Y COMERCIAL</text:p>
          </table:table-cell>
          <table:table-cell office:value-type="float" office:value="5661322000103" calcext:value-type="float">
            <text:p>566132200010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padilha@arcor.com.br</text:p>
          </table:table-cell>
          <table:table-cell office:value-type="string" calcext:value-type="string">
            <text:p>ATIVA</text:p>
          </table:table-cell>
          <table:table-cell office:value-type="float" office:value="1093702" calcext:value-type="float">
            <text:p>109370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rcor Do Brasil Ltda. - Arcor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UPO ARCOR S.A.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M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FMC</text:p>
          </table:table-cell>
          <table:table-cell office:value-type="string" calcext:value-type="string">
            <text:p>FMC GLOBALSAT, INC.</text:p>
          </table:table-cell>
          <table:table-cell office:value-type="float" office:value="30955402000100" calcext:value-type="float">
            <text:p>30955402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ITHOMPSON@FMCGLOBALSAT.COM</text:p>
          </table:table-cell>
          <table:table-cell office:value-type="string" calcext:value-type="string">
            <text:p>ATIVA</text:p>
          </table:table-cell>
          <table:table-cell office:value-type="float" office:value="6130200" calcext:value-type="float">
            <text:p>6130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mc Química Do Brasil Ltda. - Fmc Quimica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E Capit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GE CAPITAL</text:p>
          </table:table-cell>
          <table:table-cell office:value-type="string" calcext:value-type="string">
            <text:p>GE CAPITAL GLOBAL FINANCIAL HOLDINGS, INC.</text:p>
          </table:table-cell>
          <table:table-cell office:value-type="float" office:value="21076149000124" calcext:value-type="float">
            <text:p>2107614900012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1100" calcext:value-type="float">
            <text:p>646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Cifra S.A - Banco Ge Capital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neral Electric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Epiroc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EPIROC AB</text:p>
          </table:table-cell>
          <table:table-cell office:value-type="string" calcext:value-type="string">
            <text:p>EPIROC AKTIEBOLAG</text:p>
          </table:table-cell>
          <table:table-cell office:value-type="float" office:value="29913486000130" calcext:value-type="float">
            <text:p>2991348600013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piroc Brasil Comercialização de Produtos e Serviços para Mineração e Construção Ltd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piroc Rock Drills AB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FORD CHILE</text:p>
          </table:table-cell>
          <table:table-cell office:value-type="string" calcext:value-type="string">
            <text:p>FORD MOTOR COMPANY CHILE SPA</text:p>
          </table:table-cell>
          <table:table-cell office:value-type="float" office:value="26933181000100" calcext:value-type="float">
            <text:p>26933181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910701" calcext:value-type="float">
            <text:p>29107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ord Motor Company Brasil Ltda. - Ford Company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ord Motor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eneral Motors</text:p>
          </table:table-cell>
          <table:table-cell office:value-type="string" calcext:value-type="string">
            <text:p>USA</text:p>
          </table:table-cell>
          <table:table-cell/>
          <table:table-cell table:number-columns-repeated="2" office:value-type="string" calcext:value-type="string">
            <text:p>GENERAL MOTORS CORPORATION</text:p>
          </table:table-cell>
          <table:table-cell office:value-type="float" office:value="5724664000117" calcext:value-type="float">
            <text:p>572466400011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910701" calcext:value-type="float">
            <text:p>29107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eneral Motors Do Brasil Ltda. - General Motor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neral Motors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ENTERPRISE ERICSSON</text:p>
          </table:table-cell>
          <table:table-cell office:value-type="string" calcext:value-type="string">
            <text:p>ENTERPRISE ERICSSON S.P.A.</text:p>
          </table:table-cell>
          <table:table-cell office:value-type="float" office:value="5629154000160" calcext:value-type="float">
            <text:p>562915400016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rnaldo.curvello@damovo.com</text:p>
          </table:table-cell>
          <table:table-cell office:value-type="string" calcext:value-type="string">
            <text:p>ATIVA</text:p>
          </table:table-cell>
          <table:table-cell office:value-type="float" office:value="6190699" calcext:value-type="float">
            <text:p>61906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ricsson Telecomunicações S/A. - Erics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lefon AB LM Ericsson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2555" calcext:value-type="float">
            <text:p>255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RM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VENTURA ERM INC</text:p>
          </table:table-cell>
          <table:table-cell office:value-type="string" calcext:value-type="string">
            <text:p>VENTURA ENTERPRISE RISK MANAGEMENT, INC.</text:p>
          </table:table-cell>
          <table:table-cell office:value-type="float" office:value="24391114000178" calcext:value-type="float">
            <text:p>2439111400017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OMINGO@MONTANARO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rm Brasil Ltda. - Erm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RM EMILION LIMITED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Fraport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FRAPORT</text:p>
          </table:table-cell>
          <table:table-cell office:value-type="string" calcext:value-type="string">
            <text:p>FRAPORT AG FRANKFURT AIRPORT SERVICES WORLDWIDE</text:p>
          </table:table-cell>
          <table:table-cell office:value-type="float" office:value="24861371000126" calcext:value-type="float">
            <text:p>2486137100012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raport Brasil S/A Aeroporto De Porto Alegre - Fraport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raport AG Frankfurt Airport Services Worldwid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illette (part of Procter &amp; Gamble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Procter &amp; Gamble</text:p>
          </table:table-cell>
          <table:table-cell office:value-type="string" calcext:value-type="string">
            <text:p>THE GILLETTE CO</text:p>
          </table:table-cell>
          <table:table-cell office:value-type="string" calcext:value-type="string">
            <text:p>THE GILLETTE COMPANY LLC</text:p>
          </table:table-cell>
          <table:table-cell office:value-type="float" office:value="27043104000130" calcext:value-type="float">
            <text:p>2704310400013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ARVALHO.EF@PG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rocter &amp; Gamble Industrial E Comercial Ltda. - Procter &amp; Gamb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Procter &amp; Gamble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Freudenberg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FREUDENBERG &amp; CO.</text:p>
          </table:table-cell>
          <table:table-cell office:value-type="string" calcext:value-type="string">
            <text:p>FREUDENBERG &amp; CO. KOMMANDITGESELLSCHAFT</text:p>
          </table:table-cell>
          <table:table-cell office:value-type="float" office:value="5604825000139" calcext:value-type="float">
            <text:p>560482500013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reudenberg Não Tecidos Ltda. - Freudenberg Nao Tecid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reudenberg &amp; Co. K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Evonik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EVONIK</text:p>
          </table:table-cell>
          <table:table-cell office:value-type="string" calcext:value-type="string">
            <text:p>EVONIK IP GMBH</text:p>
          </table:table-cell>
          <table:table-cell office:value-type="float" office:value="26729971000160" calcext:value-type="float">
            <text:p>2672997100016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vonik Degussa Brasil Ltda. - Evonik Degussa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AG-Stiftun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T&amp;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AT &amp; T CORPORATION IN</text:p>
          </table:table-cell>
          <table:table-cell office:value-type="string" calcext:value-type="string">
            <text:p>EXPERT'S CORPORATION S.A.</text:p>
          </table:table-cell>
          <table:table-cell office:value-type="float" office:value="12406429000162" calcext:value-type="float">
            <text:p>1240642900016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edi@jja.com.br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t&amp;t Global Network Services Brasil Ltda. - At&amp;t Global Network Services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T&amp;T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Global Solutions Limited (GSL) (now G4S)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RST GLOBAL SOLUTIONS HOLDINGS LIMITED</text:p>
          </table:table-cell>
          <table:table-cell office:value-type="float" office:value="27690237000106" calcext:value-type="float">
            <text:p>27690237000106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EC@AECNET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lory Global Solutions (Brasil) Máquinas E Equipamentos Ltda. - Talaris Brasil Comerci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LORY GLOBAL SOLUTIONS (HOLDINGS) LIMITED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Fuji Oil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FUJI OIL CO LTD</text:p>
          </table:table-cell>
          <table:table-cell office:value-type="string" calcext:value-type="string">
            <text:p>FUJI OIL HOLDINGS INC.</text:p>
          </table:table-cell>
          <table:table-cell office:value-type="float" office:value="22343729000101" calcext:value-type="float">
            <text:p>2234372900010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arald Indústria E Comércio De Alimentos S/A - Harald Industria E Comercio De Alimentos L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JI OIL HOLDINGS INC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Atento (part of Bain Capita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in Capital</text:p>
          </table:table-cell>
          <table:table-cell office:value-type="string" calcext:value-type="string">
            <text:p>ATENTO SPAIN</text:p>
          </table:table-cell>
          <table:table-cell office:value-type="string" calcext:value-type="string">
            <text:p>ATENTO SPAIN HOLDCO, S.L.U</text:p>
          </table:table-cell>
          <table:table-cell office:value-type="float" office:value="29823958000164" calcext:value-type="float">
            <text:p>2982395800016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te Indústria E Comércio Ltda. - Fte Industria E Comerci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in Capital, LP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Harm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HARMAN INVEST</text:p>
          </table:table-cell>
          <table:table-cell office:value-type="string" calcext:value-type="string">
            <text:p>HARMAN INVESTMENT GROUP LLC</text:p>
          </table:table-cell>
          <table:table-cell office:value-type="float" office:value="23977472000102" calcext:value-type="float">
            <text:p>23977472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arman Do Brasil Indústria Eletrônica E Participações Ltda. - Harm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arman International Industries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ompaq (part of HP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PAQ TRADE</text:p>
          </table:table-cell>
          <table:table-cell office:value-type="string" calcext:value-type="string">
            <text:p>COMPAQ TRADEMARK B.V.</text:p>
          </table:table-cell>
          <table:table-cell office:value-type="float" office:value="20536441000110" calcext:value-type="float">
            <text:p>2053644100011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ORIS.JANTKE@HP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p Brasil Indústria E Comércio De Equipamentos Eletrônicos Ltda. - Hp Brasil Industria E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ExxonMob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EXXONMOBIL CBH</text:p>
          </table:table-cell>
          <table:table-cell office:value-type="string" calcext:value-type="string">
            <text:p>EXXONMOBIL CHEMICAL BRAZIL HOLDING LLC</text:p>
          </table:table-cell>
          <table:table-cell office:value-type="float" office:value="22166977000116" calcext:value-type="float">
            <text:p>2216697700011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xonmobil Química Ltda. - Exxonmobil Quim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xxon Mobil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ava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HAVAS NEDERNAND</text:p>
          </table:table-cell>
          <table:table-cell office:value-type="string" calcext:value-type="string">
            <text:p>HAVAS MEDIA NEDERLAND B.V.</text:p>
          </table:table-cell>
          <table:table-cell office:value-type="float" office:value="28920219000128" calcext:value-type="float">
            <text:p>2892021900012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avas Worldwide Digital Brasil Ltda - Duezt Euro Rscg Comunicaçõ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OLLORE PARTICIPATION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KAIMANN IBERIA</text:p>
          </table:table-cell>
          <table:table-cell office:value-type="string" calcext:value-type="string">
            <text:p>KAIMANN IBERIA, S.L., SOCIEDAD UNIPERSONAL</text:p>
          </table:table-cell>
          <table:table-cell office:value-type="float" office:value="20243733000164" calcext:value-type="float">
            <text:p>2024373300016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IA.GALDINO@DASCAM.COM.NR</text:p>
          </table:table-cell>
          <table:table-cell office:value-type="string" calcext:value-type="string">
            <text:p>ATIVA</text:p>
          </table:table-cell>
          <table:table-cell office:value-type="float" office:value="2399199" calcext:value-type="float">
            <text:p>2399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beria Lineas Aereas De Espana Sociedad Anonima Operadora. - Iberia Lineas Aereas De Esp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ONDO DE REESTRUCTURACION ORDENADA BANCARI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IBM FINANCINGII</text:p>
          </table:table-cell>
          <table:table-cell office:value-type="string" calcext:value-type="string">
            <text:p>IBM GLOBAL FINANCING INVESTMENTS II B.V.</text:p>
          </table:table-cell>
          <table:table-cell office:value-type="float" office:value="24539449000190" calcext:value-type="float">
            <text:p>24539449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IPF@BR.IBM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bm Participações Ltda. - Ibm Participaco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ternational Business Machines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utonomy (part of HP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UTONOMY</text:p>
          </table:table-cell>
          <table:table-cell office:value-type="string" calcext:value-type="string">
            <text:p>AUTONOMY LUXEMBOURG ONE</text:p>
          </table:table-cell>
          <table:table-cell office:value-type="float" office:value="20477452000176" calcext:value-type="float">
            <text:p>2047745200017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70101" calcext:value-type="float">
            <text:p>64701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utonomy Investimentos Ltda. - Autonomy Investimento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utonomy Capital Two SARL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Goodyear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GOODYEAR S.A.</text:p>
          </table:table-cell>
          <table:table-cell office:value-type="float" office:value="32543483000167" calcext:value-type="float">
            <text:p>3254348300016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Goodyear Do Brasil Produtos De Borracha Ltda. - Goodyea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Goodyear Tire &amp; Rubber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vianc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AVIANCA</text:p>
          </table:table-cell>
          <table:table-cell office:value-type="string" calcext:value-type="string">
            <text:p>OCEANAIR LINHAS AEREAS S/A <text:s/>EM RECUPERACAO JUDICIAL</text:p>
          </table:table-cell>
          <table:table-cell office:value-type="float" office:value="2575829008980" calcext:value-type="float">
            <text:p>257582900898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ISCAL@AVIANCA.COM.BR</text:p>
          </table:table-cell>
          <table:table-cell office:value-type="string" calcext:value-type="string">
            <text:p>ATIVA</text:p>
          </table:table-cell>
          <table:table-cell office:value-type="float" office:value="5111100" calcext:value-type="float">
            <text:p>511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erovias Del Continente Americano S/A. - Avianca. - Aerovias Del Continente Americano S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EROVIAS DEL CONTINENTE AMERICANO S A AVIANCA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food (part of Movile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ovile</text:p>
          </table:table-cell>
          <table:table-cell office:value-type="string" calcext:value-type="string">
            <text:p>IFOOD</text:p>
          </table:table-cell>
          <table:table-cell office:value-type="string" calcext:value-type="string">
            <text:p>IFOOD HOLDINGS B.V.</text:p>
          </table:table-cell>
          <table:table-cell office:value-type="float" office:value="32165965000120" calcext:value-type="float">
            <text:p>3216596500012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ovile Internet Móvel S/A. - Movi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llicom International Operations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ontinental AG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ONTINENTAL AG</text:p>
          </table:table-cell>
          <table:table-cell office:value-type="string" calcext:value-type="string">
            <text:p>CONTINENTAL AKTIENGESELLSCHAFT</text:p>
          </table:table-cell>
          <table:table-cell office:value-type="float" office:value="5519041000102" calcext:value-type="float">
            <text:p>551904100010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lessandra.schneider@conti.com.br</text:p>
          </table:table-cell>
          <table:table-cell office:value-type="string" calcext:value-type="string">
            <text:p>ATIVA</text:p>
          </table:table-cell>
          <table:table-cell office:value-type="float" office:value="2219600" calcext:value-type="float">
            <text:p>22196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ontinental Automotive Do Brasil Ltda. - Continental Automotive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ntinental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Gransolar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GRANSOLAR</text:p>
          </table:table-cell>
          <table:table-cell office:value-type="string" calcext:value-type="string">
            <text:p>GRANSOLAR DESARROLLO Y CONSTRUCCION, S.L.</text:p>
          </table:table-cell>
          <table:table-cell office:value-type="float" office:value="21224657000102" calcext:value-type="float">
            <text:p>21224657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ELO@L2M.COM.BR</text:p>
          </table:table-cell>
          <table:table-cell office:value-type="string" calcext:value-type="string">
            <text:p>ATIVA</text:p>
          </table:table-cell>
          <table:table-cell office:value-type="float" office:value="4221902" calcext:value-type="float">
            <text:p>422190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vh Brasil Projetos Renováveis Ltda - Pvh Br Proj Ron Lt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UPO GRANSOLAR SL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IHI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IHI AMERICAS</text:p>
          </table:table-cell>
          <table:table-cell office:value-type="string" calcext:value-type="string">
            <text:p>IHI AMERICAS INC.</text:p>
          </table:table-cell>
          <table:table-cell office:value-type="float" office:value="34739331000160" calcext:value-type="float">
            <text:p>3473933100016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UCIANA_TSUCHIYA@IHIRJ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shikawajima Harima Sul America Limitada - 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HI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IKON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KON</text:p>
          </table:table-cell>
          <table:table-cell office:value-type="string" calcext:value-type="string">
            <text:p>IKON INTERNATIONAL LTD.</text:p>
          </table:table-cell>
          <table:table-cell office:value-type="float" office:value="21005815000133" calcext:value-type="float">
            <text:p>21005815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AC@GRUPOAUDICONT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kon Science Do Brasil - Ikon Science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KON SCIENCE LIMITED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llinois Tool Works (ITW)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ILLINOIS TOOL WORKS INC</text:p>
          </table:table-cell>
          <table:table-cell office:value-type="float" office:value="5569883000179" calcext:value-type="float">
            <text:p>556988300017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iscal@signode.com.br</text:p>
          </table:table-cell>
          <table:table-cell office:value-type="string" calcext:value-type="string">
            <text:p>ATIVA</text:p>
          </table:table-cell>
          <table:table-cell office:value-type="float" office:value="9900800" calcext:value-type="float">
            <text:p>9900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tw Chemical Products Ltda. - Itw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llinois Tool Work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Converse (part of Nike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VERSE NETHERLANDS B.V.</text:p>
          </table:table-cell>
          <table:table-cell office:value-type="float" office:value="22213514000168" calcext:value-type="float">
            <text:p>2221351400016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AFAEL.GUSMAO@NIKE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ike Do Brasil Comércio E Participações Ltda. - Nik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IKE Victory Coöperatief U.A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Henkel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HENKEL</text:p>
          </table:table-cell>
          <table:table-cell office:value-type="string" calcext:value-type="string">
            <text:p>HENKEL AG &amp; CO. KGAA</text:p>
          </table:table-cell>
          <table:table-cell office:value-type="float" office:value="5517944000154" calcext:value-type="float">
            <text:p>5517944000154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eginaldo-joao.monaro@henkel.com.br</text:p>
          </table:table-cell>
          <table:table-cell office:value-type="string" calcext:value-type="string">
            <text:p>ATIVA</text:p>
          </table:table-cell>
          <table:table-cell office:value-type="float" office:value="2099199" calcext:value-type="float">
            <text:p>2099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enkel Ltda. - Henke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enkel AG &amp; Co. KGaA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MCOPA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IMCOPA</text:p>
          </table:table-cell>
          <table:table-cell office:value-type="string" calcext:value-type="string">
            <text:p>IMCOPA - IMPORTACAO, EXPORTACAO E INDUSTRIA DE OLEOS S.A.</text:p>
          </table:table-cell>
          <table:table-cell office:value-type="float" office:value="78571411000981" calcext:value-type="float">
            <text:p>78571411000981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41 <text:s/>21418000</text:p>
          </table:table-cell>
          <table:table-cell office:value-type="string" calcext:value-type="string">
            <text:p>imcopa@imcopa.com.br</text:p>
          </table:table-cell>
          <table:table-cell office:value-type="string" calcext:value-type="string">
            <text:p>ATIVA</text:p>
          </table:table-cell>
          <table:table-cell office:value-type="float" office:value="4622200" calcext:value-type="float">
            <text:p>46222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AGUA</text:p>
          </table:table-cell>
          <table:table-cell office:value-type="string" calcext:value-type="string">
            <text:p>Imcopa Importação, Exportação E Indústria De Óleos S/A. - Imcopa Importacao Exportacao E 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mcopa Investimentos e Administração de Bens S.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AXA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XA</text:p>
          </table:table-cell>
          <table:table-cell office:value-type="string" calcext:value-type="string">
            <text:p>AXA PARTNERS HOLDING SA</text:p>
          </table:table-cell>
          <table:table-cell office:value-type="float" office:value="35953177000197" calcext:value-type="float">
            <text:p>3595317700019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OBERTO.KOSEKI@AXA-ASSISTANCE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xa Brasil Servicos de Consultoria de Negoci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XA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MI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MI AMERICAS</text:p>
          </table:table-cell>
          <table:table-cell office:value-type="string" calcext:value-type="string">
            <text:p>IMI AMERICAS, INC.</text:p>
          </table:table-cell>
          <table:table-cell office:value-type="float" office:value="27921239000150" calcext:value-type="float">
            <text:p>2792123900015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SPERLING@ROTHMANN.COM.BR</text:p>
          </table:table-cell>
          <table:table-cell office:value-type="string" calcext:value-type="string">
            <text:p>ATIVA</text:p>
          </table:table-cell>
          <table:table-cell office:value-type="float" office:value="2829199" calcext:value-type="float">
            <text:p>2829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mi Fabi Talco S.A. - Imi Fabi Talco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MI FABI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ercule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HERCULES RESOUR</text:p>
          </table:table-cell>
          <table:table-cell office:value-type="string" calcext:value-type="string">
            <text:p>HERCULES RESOURCES CORPORATION</text:p>
          </table:table-cell>
          <table:table-cell office:value-type="float" office:value="22304210000106" calcext:value-type="float">
            <text:p>2230421000010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lenis Especialidades Quimicas Ltda - Hercules Do Brasil Produtos Quimica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shland Holdings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erme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HERMES TRADE</text:p>
          </table:table-cell>
          <table:table-cell office:value-type="string" calcext:value-type="string">
            <text:p>HERMES TRADE HOLDING AG</text:p>
          </table:table-cell>
          <table:table-cell office:value-type="float" office:value="21865116000163" calcext:value-type="float">
            <text:p>2186511600016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ALHEIROS@RMWC.EU</text:p>
          </table:table-cell>
          <table:table-cell office:value-type="string" calcext:value-type="string">
            <text:p>ATIVA</text:p>
          </table:table-cell>
          <table:table-cell office:value-type="float" office:value="6810201" calcext:value-type="float">
            <text:p>68102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ermes Abrasivo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ermes Schleifwerkzeuge GmbH &amp; Co. K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mpregil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MPREGILO</text:p>
          </table:table-cell>
          <table:table-cell office:value-type="string" calcext:value-type="string">
            <text:p>IMPREGILO ITALIA CONCESSIONI S.P.A.</text:p>
          </table:table-cell>
          <table:table-cell office:value-type="float" office:value="5648473000113" calcext:value-type="float">
            <text:p>564847300011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jml@albino.com.br</text:p>
          </table:table-cell>
          <table:table-cell office:value-type="string" calcext:value-type="string">
            <text:p>ATIVA</text:p>
          </table:table-cell>
          <table:table-cell office:value-type="float" office:value="4211101" calcext:value-type="float">
            <text:p>42111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mpregilo Sp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LINI COSTRUTTORI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exagon 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HEXAGON</text:p>
          </table:table-cell>
          <table:table-cell office:value-type="string" calcext:value-type="string">
            <text:p>AGILITY FUEL SOLUTIONS NORWAY AS</text:p>
          </table:table-cell>
          <table:table-cell office:value-type="float" office:value="24655913000104" calcext:value-type="float">
            <text:p>2465591300010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520007" calcext:value-type="float">
            <text:p>452000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exagon Metrology Sistemas De Medição Ltda. - Hexag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exagon AB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d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NDRA SOLUCIONE</text:p>
          </table:table-cell>
          <table:table-cell office:value-type="string" calcext:value-type="string">
            <text:p>INDRA SOLUCIONES TECNOLOGIAS DE LA INFORMACION SL</text:p>
          </table:table-cell>
          <table:table-cell office:value-type="float" office:value="36048750000180" calcext:value-type="float">
            <text:p>3604875000018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INDRA@INDRACOMPANY.COM</text:p>
          </table:table-cell>
          <table:table-cell office:value-type="string" calcext:value-type="string">
            <text:p>ATIVA</text:p>
          </table:table-cell>
          <table:table-cell office:value-type="float" office:value="6201501" calcext:value-type="float">
            <text:p>62015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dra Company Brasil Tecnologia Ltda. - Indra Company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DRA SISTEMAS, SOCIEDAD ANONIM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osmo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COSMOS</text:p>
          </table:table-cell>
          <table:table-cell office:value-type="string" calcext:value-type="string">
            <text:p>COSMOS DIAMOND INC</text:p>
          </table:table-cell>
          <table:table-cell office:value-type="float" office:value="7668716000100" calcext:value-type="float">
            <text:p>766871600010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verenajad@terra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osmos Importacao Exportacao E Comercio Ltda - Cosmos Internacion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TOCHU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NFINITY</text:p>
          </table:table-cell>
          <table:table-cell office:value-type="string" calcext:value-type="string">
            <text:p>INFINITY FIELD FUND LIMITED</text:p>
          </table:table-cell>
          <table:table-cell office:value-type="float" office:value="34172738000158" calcext:value-type="float">
            <text:p>3417273800015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ELOREZENDE@VERTICALINVESTIMENTOS.COM</text:p>
          </table:table-cell>
          <table:table-cell office:value-type="string" calcext:value-type="string">
            <text:p>ATIVA</text:p>
          </table:table-cell>
          <table:table-cell office:value-type="float" office:value="6630400" calcext:value-type="float">
            <text:p>663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EBESQUINI S.A. TRANSPORTES E COMERCIALIZACAO DO PESCAD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finity S A Administradora de Bens Imoveis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JA SOLAR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JA SOLAR AUS</text:p>
          </table:table-cell>
          <table:table-cell office:value-type="string" calcext:value-type="string">
            <text:p>JA SOLAR AUSTRALIA PTY LIMITED</text:p>
          </table:table-cell>
          <table:table-cell office:value-type="float" office:value="23599861000133" calcext:value-type="float">
            <text:p>23599861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LAUDIO@JASOLAR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a Solar Brasil Ltda - J A Solar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ingjin County Jingtaifu Technology Co., Ltd.</text:p>
          </table:table-cell>
          <table:table-cell office:value-type="string" calcext:value-type="string">
            <text:p>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Jabil Circuit</text:p>
          </table:table-cell>
          <table:table-cell office:value-type="string" calcext:value-type="string">
            <text:p>USA</text:p>
          </table:table-cell>
          <table:table-cell/>
          <table:table-cell table:number-columns-repeated="2" office:value-type="string" calcext:value-type="string">
            <text:p>JABIL CIRCUIT CAYMAN L.P.</text:p>
          </table:table-cell>
          <table:table-cell office:value-type="float" office:value="5615650000165" calcext:value-type="float">
            <text:p>561565000016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abil Do Brasil Indústria Eletroeletrônica Ltda. - Jabil Do Brasil Industria E Eletroelet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abil Circuit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FLEXXIBLE INFOR</text:p>
          </table:table-cell>
          <table:table-cell office:value-type="string" calcext:value-type="string">
            <text:p>FLEXXIBLE INFORMATION TECHNOLOGY, SOCIEDAD LIMITADA</text:p>
          </table:table-cell>
          <table:table-cell office:value-type="float" office:value="29977713000191" calcext:value-type="float">
            <text:p>2997771300019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for Global Solutions Do Brasil Software Ltda. - Baan Brasil Sistemas Informatic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for Lux Bond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f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NFRA</text:p>
          </table:table-cell>
          <table:table-cell office:value-type="string" calcext:value-type="string">
            <text:p>INFRA ENTERPRISE LLC</text:p>
          </table:table-cell>
          <table:table-cell office:value-type="float" office:value="30783264000120" calcext:value-type="float">
            <text:p>3078326400012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EGALIZACAO1@CONTABILNELMA.COM.BR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rio Brasil Refrigeração Ltda. - Sulzer Infra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riotherm AG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DR. ING. KARL</text:p>
          </table:table-cell>
          <table:table-cell office:value-type="string" calcext:value-type="string">
            <text:p>DR. ING. KARL BUSCH HOLDING GMBH</text:p>
          </table:table-cell>
          <table:table-cell office:value-type="float" office:value="26685583000125" calcext:value-type="float">
            <text:p>2668558300012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g Bank N.V. - Ing Bank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G Groep N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JBS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JBS</text:p>
          </table:table-cell>
          <table:table-cell office:value-type="string" calcext:value-type="string">
            <text:p>JOSIVALDO DE BRITO SILVA 89029844515</text:p>
          </table:table-cell>
          <table:table-cell office:value-type="float" office:value="31099990000190" calcext:value-type="float">
            <text:p>31099990000190</text:p>
          </table:table-cell>
          <table:table-cell office:value-type="string" calcext:value-type="string">
            <text:p>MICRO EMPRES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75 <text:s/>82608713</text:p>
          </table:table-cell>
          <table:table-cell/>
          <table:table-cell office:value-type="string" calcext:value-type="string">
            <text:p>ATIVA</text:p>
          </table:table-cell>
          <table:table-cell office:value-type="float" office:value="9602501" calcext:value-type="float">
            <text:p>960250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Jbs S A - Swift Mercado Da Car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BS S 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16823" calcext:value-type="float">
            <text:p>11682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INTEL</text:p>
          </table:table-cell>
          <table:table-cell office:value-type="string" calcext:value-type="string">
            <text:p>INTEL TECHNOLOGIES, INC.</text:p>
          </table:table-cell>
          <table:table-cell office:value-type="float" office:value="30334648000165" calcext:value-type="float">
            <text:p>3033464800016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tel Semicondutores Do Brasil Ltda. - Intel Semicondutore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tel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CSL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CSL</text:p>
          </table:table-cell>
          <table:table-cell office:value-type="string" calcext:value-type="string">
            <text:p>CSL INTERNATIONAL C.V.</text:p>
          </table:table-cell>
          <table:table-cell office:value-type="float" office:value="22145614000102" calcext:value-type="float">
            <text:p>22145614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ELO@L2M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Zlb Behring Comercio De Produtos Farmaceuticos Ltda - Csl Behring Comercio De Produtos Fa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SL LIMITED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HONDA</text:p>
          </table:table-cell>
          <table:table-cell office:value-type="string" calcext:value-type="string">
            <text:p>HONDA TRADING CORPORATION</text:p>
          </table:table-cell>
          <table:table-cell office:value-type="float" office:value="5545523000137" calcext:value-type="float">
            <text:p>5545523000137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693100" calcext:value-type="float">
            <text:p>4693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onda Componentes Da Amazônia Ltda. - Moto Ho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ONDA MOTOR CO., LTD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NEW HONEYWELL</text:p>
          </table:table-cell>
          <table:table-cell office:value-type="string" calcext:value-type="string">
            <text:p>NEW HONEYWELL SWITZERLAND HOLDINGS SARL</text:p>
          </table:table-cell>
          <table:table-cell office:value-type="float" office:value="31693257000108" calcext:value-type="float">
            <text:p>31693257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oneywell Do Brasil Ltda. - Honeywel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oneywell International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NTERFACE OVERS</text:p>
          </table:table-cell>
          <table:table-cell office:value-type="string" calcext:value-type="string">
            <text:p>INTERFACE OVERSEAS HOLDINGS, INC.</text:p>
          </table:table-cell>
          <table:table-cell office:value-type="float" office:value="33271249000190" calcext:value-type="float">
            <text:p>33271249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TAFF@PIKIELNY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terface Flooring Systems Comercial Ltda. - Interfa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terface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nternational Paper</text:p>
          </table:table-cell>
          <table:table-cell office:value-type="string" calcext:value-type="string">
            <text:p>USA</text:p>
          </table:table-cell>
          <table:table-cell/>
          <table:table-cell table:number-columns-repeated="2" office:value-type="string" calcext:value-type="string">
            <text:p>INTERNATIONAL PAPER COMPANY</text:p>
          </table:table-cell>
          <table:table-cell office:value-type="float" office:value="5559271000103" calcext:value-type="float">
            <text:p>555927100010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na.ribeiro@ipaperbr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ternational Paper Exportadora Ltda. - International Paper Exportador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ternational Paper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Interpublic Group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THE INTERPUBLIC GROUP OF COMPANIES INC.</text:p>
          </table:table-cell>
          <table:table-cell office:value-type="float" office:value="5565290000134" calcext:value-type="float">
            <text:p>5565290000134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7319099" calcext:value-type="float">
            <text:p>73190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Fcb Brasil Publicidade E Comunicação Ltda. - Fcb Brasil Publicidade E Comunicaca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Interpublic Group of Companies Inc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HP (Hewlett-Packard)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HP ENTERPRISE</text:p>
          </table:table-cell>
          <table:table-cell office:value-type="string" calcext:value-type="string">
            <text:p>HEWLETT PACKARD ENTERPRISE COMPANY.</text:p>
          </table:table-cell>
          <table:table-cell office:value-type="float" office:value="22963834000135" calcext:value-type="float">
            <text:p>2296383400013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p Brasil Indústria E Comércio De Equipamentos Eletrônicos Ltda. - Hp Brasil Industria E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John Deere (Deere &amp; Co)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JOHN DEERE</text:p>
          </table:table-cell>
          <table:table-cell office:value-type="string" calcext:value-type="string">
            <text:p>JOHN DEERE TECHNOLOGIES S.C.S.</text:p>
          </table:table-cell>
          <table:table-cell office:value-type="float" office:value="28920218000183" calcext:value-type="float">
            <text:p>2892021800018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ohn Deere Brasil Ltda. - John Dee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ere &amp;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John John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JOHN JOHN</text:p>
          </table:table-cell>
          <table:table-cell office:value-type="string" calcext:value-type="string">
            <text:p>VITOR ADRIANO ARAUJO MONTEIRO 26895951253</text:p>
          </table:table-cell>
          <table:table-cell office:value-type="float" office:value="19405006000177" calcext:value-type="float">
            <text:p>19405006000177</text:p>
          </table:table-cell>
          <table:table-cell office:value-type="string" calcext:value-type="string">
            <text:p>MICRO EMPRESA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98 <text:s/>88619844</text:p>
          </table:table-cell>
          <table:table-cell/>
          <table:table-cell office:value-type="string" calcext:value-type="string">
            <text:p>ATIVA</text:p>
          </table:table-cell>
          <table:table-cell office:value-type="float" office:value="4929901" calcext:value-type="float">
            <text:p>492990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O JOSE DE RIBAMAR</text:p>
          </table:table-cell>
          <table:table-cell office:value-type="string" calcext:value-type="string">
            <text:p>John Bean Technologies Máquinas E Equipamentos Industriais Ltda. - Foodtech Jb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ohn Bean Technologies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K+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K S/A</text:p>
          </table:table-cell>
          <table:table-cell office:value-type="string" calcext:value-type="string">
            <text:p>UBS FUND MANAGEMENT (SWITZERLAND) AG ON BEHALF OF AARE INSTITUTIONAL FUND - AKTIEN EMERGING MARKETS - BANCO ITAUBAN</text:p>
          </table:table-cell>
          <table:table-cell office:value-type="float" office:value="20065274000176" calcext:value-type="float">
            <text:p>2006527400017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WWW.UBS.COM/FUNDSERVICE</text:p>
          </table:table-cell>
          <table:table-cell office:value-type="string" calcext:value-type="string">
            <text:p>ATIVA</text:p>
          </table:table-cell>
          <table:table-cell office:value-type="float" office:value="6630400" calcext:value-type="float">
            <text:p>663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K S Brasileira Fertilizantes E Produtos Industriais Ltda - Potabrasil Sociedade Brasil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+S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Johnson &amp; Johnso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JOHNSON CONTROL</text:p>
          </table:table-cell>
          <table:table-cell office:value-type="string" calcext:value-type="string">
            <text:p>JOHNSON CONTROLS COLUMBUS, LLC</text:p>
          </table:table-cell>
          <table:table-cell office:value-type="float" office:value="22273713000161" calcext:value-type="float">
            <text:p>2227371300016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ohnson &amp; Johnson Industrial Ltda. - Johnson E Johnson Comercio E Representaca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Invist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INVISTA</text:p>
          </table:table-cell>
          <table:table-cell office:value-type="string" calcext:value-type="string">
            <text:p>INVISTA FOREIGN INVESTMENTS LTD.</text:p>
          </table:table-cell>
          <table:table-cell office:value-type="float" office:value="29717773000175" calcext:value-type="float">
            <text:p>2971777300017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JOHN@MCNAUGHTON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vista Fibras E Polímeros Brasil Ltda. - Invista Fibras E Polímeros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och Industrie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JPMorgan Chas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JPMORGAN CHASE BANK - LONDON BRANCH</text:p>
          </table:table-cell>
          <table:table-cell office:value-type="string" calcext:value-type="string">
            <text:p>JPMORGAN CHASE BANK - BANCO J.P. MORGAN S.A.</text:p>
          </table:table-cell>
          <table:table-cell office:value-type="float" office:value="5487785000192" calcext:value-type="float">
            <text:p>548778500019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21200" calcext:value-type="float">
            <text:p>6421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Jpmorgan Chase Bank National Association. - Guaranty Trust Company Of New York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Huntsman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HUNTSMAN PIGMEN</text:p>
          </table:table-cell>
          <table:table-cell office:value-type="string" calcext:value-type="string">
            <text:p>VENATOR HOLDINGS UK LIMITED</text:p>
          </table:table-cell>
          <table:table-cell office:value-type="float" office:value="28271592000103" calcext:value-type="float">
            <text:p>2827159200010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ETICIA.ASSIS@TMF-GROUP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untsman Química Brasil Ltda. - Huntsman Advance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untsman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ron Mountain 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IRON MOUNTAIN</text:p>
          </table:table-cell>
          <table:table-cell office:value-type="string" calcext:value-type="string">
            <text:p>IRON MOUNTAIN INCORPORATED</text:p>
          </table:table-cell>
          <table:table-cell office:value-type="float" office:value="26723735000137" calcext:value-type="float">
            <text:p>2672373500013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ron Mountain Do Brasil Ltda. - Iron Mountain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ron Mountain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Husqvarna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HUSQVARNA</text:p>
          </table:table-cell>
          <table:table-cell office:value-type="string" calcext:value-type="string">
            <text:p>HUSQVARNA HOLDING AKTIEBOLAG</text:p>
          </table:table-cell>
          <table:table-cell office:value-type="float" office:value="32081738000117" calcext:value-type="float">
            <text:p>3208173800011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OBERTA.ROSENBURG@HUSQVARNAGROUP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usqvarna Do Brasil Indústria E Comércio De Produtos Para Floresta E Jardim Ltda. - Husq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usqvarna AB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Ka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KAO GERMANY</text:p>
          </table:table-cell>
          <table:table-cell office:value-type="string" calcext:value-type="string">
            <text:p>KAO GERMANY GMBH</text:p>
          </table:table-cell>
          <table:table-cell office:value-type="float" office:value="23753036000141" calcext:value-type="float">
            <text:p>2375303600014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Kao Do Brasil Representacao Comercial Ltda. - Kao Brasil Ltd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AO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yat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HYATT LACSA</text:p>
          </table:table-cell>
          <table:table-cell office:value-type="string" calcext:value-type="string">
            <text:p>HYATT LACSA SERVICES, INC.</text:p>
          </table:table-cell>
          <table:table-cell office:value-type="float" office:value="28979833000165" calcext:value-type="float">
            <text:p>2897983300016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orumby Hoteis - Grand Hyatt Sao 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yatt Hotels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Hyosung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HYOSUNG</text:p>
          </table:table-cell>
          <table:table-cell office:value-type="string" calcext:value-type="string">
            <text:p>HYOSUNG TNC CORPORATION</text:p>
          </table:table-cell>
          <table:table-cell office:value-type="float" office:value="31490393000192" calcext:value-type="float">
            <text:p>3149039300019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5211701" calcext:value-type="float">
            <text:p>52117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Hyosung Brasil Indústria E Comércio De Fibras Ltda. - Hyosung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YOSUNG CORPORATION</text:p>
          </table:table-cell>
          <table:table-cell office:value-type="string" calcext:value-type="string">
            <text:p>KOREA REP O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SS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ISS LLC</text:p>
          </table:table-cell>
          <table:table-cell office:value-type="string" calcext:value-type="string">
            <text:p>INTERNET SECURITIES SYSTEMS, LLC</text:p>
          </table:table-cell>
          <table:table-cell office:value-type="float" office:value="25262292000161" calcext:value-type="float">
            <text:p>2526229200016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MILANI@BR.IBM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ss Sulamericana Brasil Ltda - Iss Sulamericana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SS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Itaú Unibanco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ITAU UNIBANCO</text:p>
          </table:table-cell>
          <table:table-cell office:value-type="string" calcext:value-type="string">
            <text:p>ELIONARA FARIAS DA SILVA 00880855380</text:p>
          </table:table-cell>
          <table:table-cell office:value-type="float" office:value="31942928000119" calcext:value-type="float">
            <text:p>31942928000119</text:p>
          </table:table-cell>
          <table:table-cell office:value-type="string" calcext:value-type="string">
            <text:p>MICRO EMPRESA</text:p>
          </table:table-cell>
          <table:table-cell office:value-type="float" office:value="222001" calcext:value-type="float">
            <text:p>222001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88 <text:s/>36315200</text:p>
          </table:table-cell>
          <table:table-cell office:value-type="string" calcext:value-type="string">
            <text:p>elionara.fa85411@bol.com.br</text:p>
          </table:table-cell>
          <table:table-cell office:value-type="string" calcext:value-type="string">
            <text:p>ATIVA</text:p>
          </table:table-cell>
          <table:table-cell office:value-type="float" office:value="4754703" calcext:value-type="float">
            <text:p>47547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IRAIMA</text:p>
          </table:table-cell>
          <table:table-cell office:value-type="string" calcext:value-type="string">
            <text:p>Itau Unibanco S/A - Itauban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tau Unibanco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Itaú-BBA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ITAU BBA EUROPE</text:p>
          </table:table-cell>
          <table:table-cell office:value-type="string" calcext:value-type="string">
            <text:p>ITAU BBA EUROPE, S.A.</text:p>
          </table:table-cell>
          <table:table-cell office:value-type="float" office:value="35524892000104" calcext:value-type="float">
            <text:p>3552489200010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UNIDADEDEATENDIMENTOFISCALIZACAO@CORREIO.ITAU.COM.BR</text:p>
          </table:table-cell>
          <table:table-cell office:value-type="string" calcext:value-type="string">
            <text:p>ATIVA</text:p>
          </table:table-cell>
          <table:table-cell office:value-type="float" office:value="6422100" calcext:value-type="float">
            <text:p>6422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anco Itau Bba Sa - Banco Itau Bba S.A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upar - Itaú Unibanco Participações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Kiri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KIRIN</text:p>
          </table:table-cell>
          <table:table-cell office:value-type="string" calcext:value-type="string">
            <text:p>KIRIN HOLDINGS CO., LTD.</text:p>
          </table:table-cell>
          <table:table-cell office:value-type="float" office:value="5467942000106" calcext:value-type="float">
            <text:p>5467942000106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1113502" calcext:value-type="float">
            <text:p>111350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dustria Agricola Tozan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IRIN HOLDINGS COMPANY, LIMITE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Klabin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TIMES KLABIN</text:p>
          </table:table-cell>
          <table:table-cell office:value-type="string" calcext:value-type="string">
            <text:p>TIMES KLABIN EMPREENDIMENTOS IMOBILIARIOS LTDA.</text:p>
          </table:table-cell>
          <table:table-cell office:value-type="float" office:value="12710829000248" calcext:value-type="float">
            <text:p>1271082900024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23441084</text:p>
          </table:table-cell>
          <table:table-cell office:value-type="string" calcext:value-type="string">
            <text:p>COMPASSO@COMPASSOASSESSORIA.COM.BR</text:p>
          </table:table-cell>
          <table:table-cell office:value-type="string" calcext:value-type="string">
            <text:p>ATIVA</text:p>
          </table:table-cell>
          <table:table-cell office:value-type="float" office:value="4110700" calcext:value-type="float">
            <text:p>41107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Klabin S A - Klabin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labin S 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2541" calcext:value-type="float">
            <text:p>1254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Kohle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KOHLER EURO</text:p>
          </table:table-cell>
          <table:table-cell office:value-type="string" calcext:value-type="string">
            <text:p>KOHLER EURO CONFLUENCE, LTD.</text:p>
          </table:table-cell>
          <table:table-cell office:value-type="float" office:value="27759332000100" calcext:value-type="float">
            <text:p>27759332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FF@ASAPDOCUMENTOS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dmo Do Brasil Ltda - Sdmo Grupos Gerado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ohler Co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Le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LEAR LUXEMBOURG</text:p>
          </table:table-cell>
          <table:table-cell office:value-type="string" calcext:value-type="string">
            <text:p>LEAR LUXEMBOURG HOLDINGS S.A R.L.</text:p>
          </table:table-cell>
          <table:table-cell office:value-type="float" office:value="21713550000128" calcext:value-type="float">
            <text:p>2171355000012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Lear Do Brasil Indústria E Comércio De Interiores Automotivos Ltda. - Lea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a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6466" calcext:value-type="float">
            <text:p>646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Lego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DXA LEGO</text:p>
          </table:table-cell>
          <table:table-cell office:value-type="string" calcext:value-type="string">
            <text:p>DXA LEGO LLC</text:p>
          </table:table-cell>
          <table:table-cell office:value-type="float" office:value="21029918000133" calcext:value-type="float">
            <text:p>2102991800013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Lego do Brasil Comércio e Distribuição de Brinquedo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irkbi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ersk (part of A.P. Moller - Maersk)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.P. Moller - Maersk</text:p>
          </table:table-cell>
          <table:table-cell office:value-type="string" calcext:value-type="string">
            <text:p>MAERSK</text:p>
          </table:table-cell>
          <table:table-cell office:value-type="string" calcext:value-type="string">
            <text:p>MAERSK H2S SAFETY SERVICES AUSTRALIA PTY LTD</text:p>
          </table:table-cell>
          <table:table-cell office:value-type="float" office:value="20153784000103" calcext:value-type="float">
            <text:p>2015378400010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ersk Brasil Brasmar Ltda. - Maersk Brasil Brasma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.P. Møller - Mærsk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LEONARDO S R L</text:p>
          </table:table-cell>
          <table:table-cell office:value-type="string" calcext:value-type="string">
            <text:p>LEONARDO S.R.L.</text:p>
          </table:table-cell>
          <table:table-cell office:value-type="float" office:value="21865114000174" calcext:value-type="float">
            <text:p>2186511400017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651500" calcext:value-type="float">
            <text:p>26515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gustawestland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ONARDO - FINMECCANICA -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Magn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MAGNA EQUITIES</text:p>
          </table:table-cell>
          <table:table-cell office:value-type="string" calcext:value-type="string">
            <text:p>MAGNA EQUITIES GROUP LTD</text:p>
          </table:table-cell>
          <table:table-cell office:value-type="float" office:value="23041872000101" calcext:value-type="float">
            <text:p>2304187200010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IASCHAVES@UOL.COM.BR</text:p>
          </table:table-cell>
          <table:table-cell office:value-type="string" calcext:value-type="string">
            <text:p>ATIVA</text:p>
          </table:table-cell>
          <table:table-cell office:value-type="float" office:value="8211300" calcext:value-type="float">
            <text:p>82113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gna Do Brasil Produtos E Serviços Automotivos Ltda. - Magna Closures Do Brasil Prods 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gna International Inc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hindra &amp; Mahind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ECH MAHINDRA</text:p>
          </table:table-cell>
          <table:table-cell office:value-type="string" calcext:value-type="string">
            <text:p>TECH MAHINDRA LIMITED</text:p>
          </table:table-cell>
          <table:table-cell office:value-type="float" office:value="12401651000172" calcext:value-type="float">
            <text:p>1240165100017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arla_martins@mahindrasatyam.com</text:p>
          </table:table-cell>
          <table:table-cell office:value-type="string" calcext:value-type="string">
            <text:p>ATIVA</text:p>
          </table:table-cell>
          <table:table-cell office:value-type="float" office:value="6204000" calcext:value-type="float">
            <text:p>6204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hindra Do Brasil Industrial Ltda - Mahindra Do Brasil Industri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HINDRA AND MAHINDRA LIMITE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Mahle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MAHLE MEXICO</text:p>
          </table:table-cell>
          <table:table-cell office:value-type="string" calcext:value-type="string">
            <text:p>MAHLE COMPONENTES DE MOTOR DE MEXICO, S. DE R.L. DE C.V.</text:p>
          </table:table-cell>
          <table:table-cell office:value-type="float" office:value="20706993000129" calcext:value-type="float">
            <text:p>2070699300012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hle Metal Leve S/A. - Mahle Metal Lev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HLE - STIFTUNG Gesellschaft mit beschränkter Haftun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Lider (part of D&amp;S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D&amp;S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LIDERTELLS SOCIEDAD ANONIMA</text:p>
          </table:table-cell>
          <table:table-cell office:value-type="float" office:value="12433713000128" calcext:value-type="float">
            <text:p>1243371300012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bottura.luiz@gmail.com</text:p>
          </table:table-cell>
          <table:table-cell office:value-type="string" calcext:value-type="string">
            <text:p>ATIVA</text:p>
          </table:table-cell>
          <table:table-cell office:value-type="float" office:value="6810201" calcext:value-type="float">
            <text:p>68102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ts Consulting Limitada - Dts Consulting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D T S Consulting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KYOCERA</text:p>
          </table:table-cell>
          <table:table-cell office:value-type="string" calcext:value-type="string">
            <text:p>KYOCERA INTERNATIONAL, INC.</text:p>
          </table:table-cell>
          <table:table-cell office:value-type="float" office:value="30073853000114" calcext:value-type="float">
            <text:p>3007385300011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TOSTES@TOSTES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Kyocera Wireless Do Brasil - Kyocera Wireles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YOCERA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GTIS SENIOR MAN</text:p>
          </table:table-cell>
          <table:table-cell office:value-type="string" calcext:value-type="string">
            <text:p>GTIS SENIOR MANAGEMENT FEEDER LLC</text:p>
          </table:table-cell>
          <table:table-cell office:value-type="float" office:value="32974385000184" calcext:value-type="float">
            <text:p>3297438500018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d &amp; F Man Brasil S/A. - E D &amp; F Man Brasil S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 D &amp; F MAN HOLDINGS LIMITED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PFRE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MAPFRE AMERICA S.A.</text:p>
          </table:table-cell>
          <table:table-cell office:value-type="float" office:value="5494003000142" calcext:value-type="float">
            <text:p>549400300014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pfre Re Assessoria Ltda - Re Assesso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CION MAPFRE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S BRAZIL INVESTORS LLC</text:p>
          </table:table-cell>
          <table:table-cell office:value-type="float" office:value="28447141000176" calcext:value-type="float">
            <text:p>2844714100017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oyal Canin Do Brasil Indústria E Comércio Ltda. - Royal Canin Do Brasil Industria E Com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rs,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Marsh (part of Marsh &amp; McLennan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arsh &amp; McLennan</text:p>
          </table:table-cell>
          <table:table-cell office:value-type="string" calcext:value-type="string">
            <text:p>MARSH HARBOUR</text:p>
          </table:table-cell>
          <table:table-cell office:value-type="string" calcext:value-type="string">
            <text:p>MARSH HARBOUR S.A.</text:p>
          </table:table-cell>
          <table:table-cell office:value-type="float" office:value="7003902000120" calcext:value-type="float">
            <text:p>700390200012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hhmonaco@dialdata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rsh Corretora De Seguros Ltda - Marsh &amp; Mclennan Compani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rsh &amp; McLennan Companie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artifer</text:p>
          </table:table-cell>
          <table:table-cell office:value-type="string" calcext:value-type="string">
            <text:p>Portugal</text:p>
          </table:table-cell>
          <table:table-cell/>
          <table:table-cell table:number-columns-repeated="2" office:value-type="string" calcext:value-type="string">
            <text:p>MARTIFER - ALUMINIOS, S.A.</text:p>
          </table:table-cell>
          <table:table-cell office:value-type="float" office:value="17035301000153" calcext:value-type="float">
            <text:p>1703530100015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rancoadvsp@francoadv.com</text:p>
          </table:table-cell>
          <table:table-cell office:value-type="string" calcext:value-type="string">
            <text:p>ATIVA</text:p>
          </table:table-cell>
          <table:table-cell office:value-type="float" office:value="4292801" calcext:value-type="float">
            <text:p>42928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rtifer Renovaveis Ltda - Martifer Renewables Brasil Participaco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RTIFER - S.G.P.S., S.A.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Lufthansa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LUFTHANSA AIRPL</text:p>
          </table:table-cell>
          <table:table-cell office:value-type="string" calcext:value-type="string">
            <text:p>LUFTHANSA AIRPLUS SERVICEKARTEN GMBH</text:p>
          </table:table-cell>
          <table:table-cell office:value-type="float" office:value="28149234000114" calcext:value-type="float">
            <text:p>2814923400011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eutsche Lufthansa Ag - Deutsche Lufthansa A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utsche Lufthansa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Lyondell (part of Access Industries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cess Industries</text:p>
          </table:table-cell>
          <table:table-cell office:value-type="string" calcext:value-type="string">
            <text:p>LYONDELL</text:p>
          </table:table-cell>
          <table:table-cell office:value-type="string" calcext:value-type="string">
            <text:p>LYONDELL CHEMICAL INTERNATIONAL COMPANY</text:p>
          </table:table-cell>
          <table:table-cell office:value-type="float" office:value="5573975000122" calcext:value-type="float">
            <text:p>557397500012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UCILA_DE_AVILA@LYONDELL.COM</text:p>
          </table:table-cell>
          <table:table-cell office:value-type="string" calcext:value-type="string">
            <text:p>ATIVA</text:p>
          </table:table-cell>
          <table:table-cell office:value-type="float" office:value="2093200" calcext:value-type="float">
            <text:p>20932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Warner Music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cess Industrie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Natura</text:p>
          </table:table-cell>
          <table:table-cell office:value-type="string" calcext:value-type="string">
            <text:p>Brazil</text:p>
          </table:table-cell>
          <table:table-cell/>
          <table:table-cell table:number-columns-repeated="2" office:value-type="string" calcext:value-type="string">
            <text:p>PRO-NATURA INTERNATIONAL</text:p>
          </table:table-cell>
          <table:table-cell office:value-type="float" office:value="14736832000185" calcext:value-type="float">
            <text:p>1473683200018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7119799" calcext:value-type="float">
            <text:p>71197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atura Cosméticos S/A. - Nat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ura Cosméticos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5225" calcext:value-type="float">
            <text:p>522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cAfee (part of Intel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MCAFEE SECURITY</text:p>
          </table:table-cell>
          <table:table-cell office:value-type="string" calcext:value-type="string">
            <text:p>MCAFEE SECURITY UK LTD</text:p>
          </table:table-cell>
          <table:table-cell office:value-type="float" office:value="26685582000180" calcext:value-type="float">
            <text:p>2668558200018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tel Semicondutores Do Brasil Ltda. - Intel Semicondutore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tel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NCR</text:p>
          </table:table-cell>
          <table:table-cell office:value-type="string" calcext:value-type="string">
            <text:p>NCR CORPORATION</text:p>
          </table:table-cell>
          <table:table-cell office:value-type="float" office:value="5541342000132" calcext:value-type="float">
            <text:p>554134200013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o.santos@brazil.ncr.com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cr Brasil Ltda. - Nc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C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OAS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CONSTRUTORA OAS</text:p>
          </table:table-cell>
          <table:table-cell office:value-type="string" calcext:value-type="string">
            <text:p>CONSTRUTORA OAS S.A.</text:p>
          </table:table-cell>
          <table:table-cell office:value-type="float" office:value="23031886000136" calcext:value-type="float">
            <text:p>2303188600013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299599" calcext:value-type="float">
            <text:p>42995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onstrutora OAS 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mp Participacoes Ltd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CI (part of Veriz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MCI INVESTMENTS</text:p>
          </table:table-cell>
          <table:table-cell office:value-type="string" calcext:value-type="string">
            <text:p>MCI INVESTMENTS LLC</text:p>
          </table:table-cell>
          <table:table-cell office:value-type="float" office:value="27759321000120" calcext:value-type="float">
            <text:p>2775932100012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TEGLI@CTPADV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erizon Holding Do Brasil Ltda - Verizo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erizon Communication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Odebrecht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ODEBRECHT</text:p>
          </table:table-cell>
          <table:table-cell office:value-type="string" calcext:value-type="string">
            <text:p>CNO S.A</text:p>
          </table:table-cell>
          <table:table-cell office:value-type="float" office:value="15102288000859" calcext:value-type="float">
            <text:p>1510228800085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212000" calcext:value-type="float">
            <text:p>421200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ACAE</text:p>
          </table:table-cell>
          <table:table-cell office:value-type="string" calcext:value-type="string">
            <text:p>Construtora Norberto Odebrecht S/A. - Construtora Norberto Odebrech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ieppe Patrimonial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01000" calcext:value-type="float">
            <text:p>101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Newco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NEWCO</text:p>
          </table:table-cell>
          <table:table-cell office:value-type="float" office:value="35595485000198" calcext:value-type="float">
            <text:p>3559548500019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NDRE.ROCHA@BALT.F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ndemol Brasil Produco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 NMT JV Newco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Olam</text:p>
          </table:table-cell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OLAM</text:p>
          </table:table-cell>
          <table:table-cell office:value-type="string" calcext:value-type="string">
            <text:p>OLAM EUROPE B.V.</text:p>
          </table:table-cell>
          <table:table-cell office:value-type="float" office:value="23470835000100" calcext:value-type="float">
            <text:p>23470835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Olam Brasil Ltda - O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OLAM INTERNATIONAL LIMITED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erck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MERCK</text:p>
          </table:table-cell>
          <table:table-cell office:value-type="string" calcext:value-type="string">
            <text:p>MERCK SELBSTMEDIKATION GMBH</text:p>
          </table:table-cell>
          <table:table-cell office:value-type="float" office:value="31256971000120" calcext:value-type="float">
            <text:p>3125697100012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rck S/A. - Merck S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ERCK KG auf Aktien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Olympikus (part of Vulcabras Azaleia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ulcabras Azaleia</text:p>
          </table:table-cell>
          <table:table-cell office:value-type="string" calcext:value-type="string">
            <text:p>OLYMPIKUS</text:p>
          </table:table-cell>
          <table:table-cell office:value-type="string" calcext:value-type="string">
            <text:p>INDUSTRIA DE MOVEIS OLYMPIKUS LTDA</text:p>
          </table:table-cell>
          <table:table-cell office:value-type="float" office:value="90744228000189" calcext:value-type="float">
            <text:p>90744228000189</text:p>
          </table:table-cell>
          <table:table-cell office:value-type="string" calcext:value-type="string">
            <text:p>MICRO EMPRE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8888888" calcext:value-type="float">
            <text:p>8888888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CHOEIRINHA</text:p>
          </table:table-cell>
          <table:table-cell office:value-type="string" calcext:value-type="string">
            <text:p>Vulcabrás Azaléia Ce, Calçados E Artigos Esportivos S/A. - Vulcabras Azaleia Ce, Calcad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ld Negocios E Participacoes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Merrill Lynch (part of Bank of America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nk of America</text:p>
          </table:table-cell>
          <table:table-cell office:value-type="string" calcext:value-type="string">
            <text:p>MERRILL LYNCH</text:p>
          </table:table-cell>
          <table:table-cell office:value-type="string" calcext:value-type="string">
            <text:p>MERRILL LYNCH GROUP HOLDINGS I, L.L.C.</text:p>
          </table:table-cell>
          <table:table-cell office:value-type="float" office:value="26595083000100" calcext:value-type="float">
            <text:p>26595083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rrill Lynch Participacoes Financas E Servicos - Merrill Lynch Participacoes Financas 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nk of America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Nider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NIDERA SEEDS</text:p>
          </table:table-cell>
          <table:table-cell office:value-type="string" calcext:value-type="string">
            <text:p>NIDERA SEEDS B.V.</text:p>
          </table:table-cell>
          <table:table-cell office:value-type="float" office:value="28655988000146" calcext:value-type="float">
            <text:p>2865598800014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_COSWALD@NIDERA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idera Seeds Brasil Ltda - Reale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na National Chemical Corporation Limited</text:p>
          </table:table-cell>
          <table:table-cell office:value-type="string" calcext:value-type="string">
            <text:p>CHINA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acca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PACCAR FINANCIA</text:p>
          </table:table-cell>
          <table:table-cell office:value-type="string" calcext:value-type="string">
            <text:p>PACCAR FINANCIAL EUROPE B.V.</text:p>
          </table:table-cell>
          <table:table-cell office:value-type="float" office:value="26319270000153" calcext:value-type="float">
            <text:p>2631927000015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36100" calcext:value-type="float">
            <text:p>6436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af Caminhões Brasil Indústria Ltda - Daf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ccar Inc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Mexichem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MEXICHEM RESIN</text:p>
          </table:table-cell>
          <table:table-cell office:value-type="string" calcext:value-type="string">
            <text:p>MEXICHEM RESINAS VINILICAS S.A. DE C.V.</text:p>
          </table:table-cell>
          <table:table-cell office:value-type="float" office:value="30919033000109" calcext:value-type="float">
            <text:p>3091903300010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xichem Trading Comércio Importação Exportação S/A. - Mexichem Tradi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exichem, S.A.B. de C.V.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ORANGE GREEN</text:p>
          </table:table-cell>
          <table:table-cell office:value-type="string" calcext:value-type="string">
            <text:p>ORANGE GREEN SERVICES, C.A</text:p>
          </table:table-cell>
          <table:table-cell office:value-type="float" office:value="36034782000127" calcext:value-type="float">
            <text:p>3603478200012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OCARDELINO@GMAIL.COM</text:p>
          </table:table-cell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quant Brasil Ltda. - Orange Business Servic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NISSAN OVERSEAS</text:p>
          </table:table-cell>
          <table:table-cell office:value-type="string" calcext:value-type="string">
            <text:p>NISSAN OVERSEAS INVESTMENTS B.V.</text:p>
          </table:table-cell>
          <table:table-cell office:value-type="float" office:value="23507456000148" calcext:value-type="float">
            <text:p>2350745600014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OS.GROSSO@NISSAN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issan Do Brasil Automóveis Ltda. - Nissan Do Brasil Automove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ISSAN MOTOR CO.,LTD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MICROSOFT GLOBA</text:p>
          </table:table-cell>
          <table:table-cell office:value-type="string" calcext:value-type="string">
            <text:p>MICROSOFT GLOBAL FINANCE</text:p>
          </table:table-cell>
          <table:table-cell office:value-type="float" office:value="21752271000173" calcext:value-type="float">
            <text:p>2175227100017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icrosoft Informática Ltda. - Microsof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crosoft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Nitto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NITTO INC</text:p>
          </table:table-cell>
          <table:table-cell office:value-type="string" calcext:value-type="string">
            <text:p>NITTO, INC.</text:p>
          </table:table-cell>
          <table:table-cell office:value-type="float" office:value="24640116000153" calcext:value-type="float">
            <text:p>2464011600015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itto Denko América Latina Ltda. - Nitto Denko America Latin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ITTO DENKO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MiG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MIG HOLDING</text:p>
          </table:table-cell>
          <table:table-cell office:value-type="string" calcext:value-type="string">
            <text:p>MIG (HOLDING) S.A.L.</text:p>
          </table:table-cell>
          <table:table-cell office:value-type="float" office:value="27053755000100" calcext:value-type="float">
            <text:p>27053755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esser Cutting Systems Do Brasil Ltda. - Messer Cutting System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G Holding GmbH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Nordex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NORDEX ENERGY</text:p>
          </table:table-cell>
          <table:table-cell office:value-type="string" calcext:value-type="string">
            <text:p>NORDEX ENERGY INTERNACIONAL, S.L.</text:p>
          </table:table-cell>
          <table:table-cell office:value-type="float" office:value="97929201000100" calcext:value-type="float">
            <text:p>97929201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30472901</text:p>
          </table:table-cell>
          <table:table-cell office:value-type="string" calcext:value-type="string">
            <text:p>FINANCEIRO.WINDPOWERBRASIL@NORDEX-ONLINE.COM</text:p>
          </table:table-cell>
          <table:table-cell office:value-type="string" calcext:value-type="string">
            <text:p>ATIVA</text:p>
          </table:table-cell>
          <table:table-cell office:value-type="float" office:value="2811900" calcext:value-type="float">
            <text:p>28119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cciona Windpower Brasil Comércio E Indústria De Equipamentos Eólicos Ltda. - Acciona Win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ordex S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Osram (part of AMS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OSRAM GMBH</text:p>
          </table:table-cell>
          <table:table-cell office:value-type="float" office:value="5566903000158" calcext:value-type="float">
            <text:p>556690300015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cervato@osram.com.br</text:p>
          </table:table-cell>
          <table:table-cell office:value-type="string" calcext:value-type="string">
            <text:p>ATIVA</text:p>
          </table:table-cell>
          <table:table-cell office:value-type="float" office:value="2740601" calcext:value-type="float">
            <text:p>27406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Osram Do Brasil Lâmpadas Elétricas Ltda. - Osram Do Brasil Lampadas Eletrica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OSRAM GmbH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PAYPAL</text:p>
          </table:table-cell>
          <table:table-cell office:value-type="string" calcext:value-type="string">
            <text:p>PAYPAL, INC.</text:p>
          </table:table-cell>
          <table:table-cell office:value-type="float" office:value="31268811000100" calcext:value-type="float">
            <text:p>31268811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8299799" calcext:value-type="float">
            <text:p>82997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aypal Do Brasil Serviços De Pagamentos Ltda. - Paypal Do Brasil Servicos De Pagamentos L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ypal Holding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Novozymes</text:p>
          </table:table-cell>
          <table:table-cell office:value-type="string" calcext:value-type="string">
            <text:p>Denmark</text:p>
          </table:table-cell>
          <table:table-cell/>
          <table:table-cell table:number-columns-repeated="2" office:value-type="string" calcext:value-type="string">
            <text:p>NOVOZYMES A/S</text:p>
          </table:table-cell>
          <table:table-cell office:value-type="float" office:value="5476249000191" calcext:value-type="float">
            <text:p>5476249000191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sja@novozymes.com</text:p>
          </table:table-cell>
          <table:table-cell office:value-type="string" calcext:value-type="string">
            <text:p>ATIVA</text:p>
          </table:table-cell>
          <table:table-cell office:value-type="float" office:value="2099199" calcext:value-type="float">
            <text:p>2099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ovozymes Latin América Ltda. - Novozymes Latin Americ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ovozymes A/S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NTT Dat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NTT DATA SERVIC</text:p>
          </table:table-cell>
          <table:table-cell office:value-type="string" calcext:value-type="string">
            <text:p>NTT DATA SERVICES OPERATIONS B.V.</text:p>
          </table:table-cell>
          <table:table-cell office:value-type="float" office:value="24810341000190" calcext:value-type="float">
            <text:p>24810341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Ntt Data Brasil Consultoria Em T.I. &amp; Soluções Ltda. - Ntt Data Brasil Consultoria Em Ti &amp;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IPPON TELEGRAPH AND TELEPHONE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Mitsui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MITSUI</text:p>
          </table:table-cell>
          <table:table-cell office:value-type="string" calcext:value-type="string">
            <text:p>MITSUI OIL EXPLORATION CO., LTD.</text:p>
          </table:table-cell>
          <table:table-cell office:value-type="float" office:value="21662848000156" calcext:value-type="float">
            <text:p>2166284800015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itsui Alimentos Ltda. - Mitsui Alime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TSUI &amp; CO., LTD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Qualcomm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QUALCOMM GLOBAL</text:p>
          </table:table-cell>
          <table:table-cell office:value-type="string" calcext:value-type="string">
            <text:p>QUALCOMM GLOBAL TRADING PTE LTD.</text:p>
          </table:table-cell>
          <table:table-cell office:value-type="float" office:value="23675794000199" calcext:value-type="float">
            <text:p>23675794000199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OGERIO.REIS@DERRAIK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Qualcomm Servicos De Telecomunicacoes Ltda. - Qualcomm Servicos De Telecomunicaco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QUALCOMM INCORPORATED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entai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PENTAIR FLOW</text:p>
          </table:table-cell>
          <table:table-cell office:value-type="string" calcext:value-type="string">
            <text:p>PENTAIR FLOW TECHNOLOGIES, LLC</text:p>
          </table:table-cell>
          <table:table-cell office:value-type="float" office:value="24288368000165" calcext:value-type="float">
            <text:p>2428836800016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812700" calcext:value-type="float">
            <text:p>28127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entair Taunus Eletrometalúrgica Ltda. - Taun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NTAIR PUBLIC LIMITED COMPANY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Queiroz Galvão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QUEIROZ GALVAO</text:p>
          </table:table-cell>
          <table:table-cell office:value-type="string" calcext:value-type="string">
            <text:p>QUEIROZ GALVAO CONSTRUCOES, LDA.</text:p>
          </table:table-cell>
          <table:table-cell office:value-type="float" office:value="29559834000113" calcext:value-type="float">
            <text:p>2955983400011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TERPHANY.ARAUJO@QGMIC.COM</text:p>
          </table:table-cell>
          <table:table-cell office:value-type="string" calcext:value-type="string">
            <text:p>ATIVA</text:p>
          </table:table-cell>
          <table:table-cell office:value-type="float" office:value="4120400" calcext:value-type="float">
            <text:p>412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onstrutora Queiroz Galvão S/A - Construtora Queiroz Galvao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Queiroz Galvão S/A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MMC PLAYKIDS</text:p>
          </table:table-cell>
          <table:table-cell office:value-type="string" calcext:value-type="string">
            <text:p>MMC PLAYKIDS HOLDINGS B.V.</text:p>
          </table:table-cell>
          <table:table-cell office:value-type="float" office:value="32151420000165" calcext:value-type="float">
            <text:p>3215142000016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mc Metal Do Brasil Ltda. - Mitsubishi Carbi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TSUBISHI MATERIALS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etrobras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PETROBRAS WELL</text:p>
          </table:table-cell>
          <table:table-cell office:value-type="string" calcext:value-type="string">
            <text:p>PETROBRAS WELL RESPONSE B.V.</text:p>
          </table:table-cell>
          <table:table-cell office:value-type="float" office:value="23617255000101" calcext:value-type="float">
            <text:p>2361725500010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DRIANOBARBOSA@PETROBRAS.COM.BR</text:p>
          </table:table-cell>
          <table:table-cell office:value-type="string" calcext:value-type="string">
            <text:p>ATIVA</text:p>
          </table:table-cell>
          <table:table-cell office:value-type="float" office:value="3900500" calcext:value-type="float">
            <text:p>39005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Bnp Paribas Fundo Mutuo de Privatizacao Fgts Petrobr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NP PARIBA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hilips (Royal Philips Electronics)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HILIPS MEDICAL SYSTEMS INTERNATIONAL B.V.</text:p>
          </table:table-cell>
          <table:table-cell office:value-type="float" office:value="5467979000126" calcext:value-type="float">
            <text:p>5467979000126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hilips Do Brasil Ltda. - Philip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oninklijke Philips N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ionee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PIONEER</text:p>
          </table:table-cell>
          <table:table-cell office:value-type="string" calcext:value-type="string">
            <text:p>PIONEER HI-BRED HOLDING SPAIN, S.R.L.</text:p>
          </table:table-cell>
          <table:table-cell office:value-type="float" office:value="5435396000113" calcext:value-type="float">
            <text:p>543539600011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9900800" calcext:value-type="float">
            <text:p>9900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ioneer Do Brasil Ltda. - Pioneer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ONEER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andstad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RANDSTAD HIS BV</text:p>
          </table:table-cell>
          <table:table-cell office:value-type="string" calcext:value-type="string">
            <text:p>RANDSTAD HOLDING INTERNATIONAL SERVICES B.V.</text:p>
          </table:table-cell>
          <table:table-cell office:value-type="float" office:value="27186110000146" calcext:value-type="float">
            <text:p>2718611000014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JORGE.VAZQUEZ@RANDSTAD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andstad Brasil Recursos Humanos Ltda. - Randstad Brasil Recursos Human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ANDSTAD HOLDING nv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CM (part of Allianz)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ianz</text:p>
          </table:table-cell>
          <table:table-cell table:number-columns-repeated="2" office:value-type="string" calcext:value-type="string">
            <text:p>RCM VENTURES, L.L.C.</text:p>
          </table:table-cell>
          <table:table-cell office:value-type="float" office:value="5508917000115" calcext:value-type="float">
            <text:p>550891700011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llianz Seguros S/A. - Allianz Segur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lianz SE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Porsche (part of Volkswagen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ORSCHE AG</text:p>
          </table:table-cell>
          <table:table-cell office:value-type="string" calcext:value-type="string">
            <text:p>DR. ING. H.C. F. PORSCHE AKTIENGESELLSCHAFT</text:p>
          </table:table-cell>
          <table:table-cell office:value-type="float" office:value="22775139000140" calcext:value-type="float">
            <text:p>2277513900014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ARINA.CORTEZ@PORSCHE.DE</text:p>
          </table:table-cell>
          <table:table-cell office:value-type="string" calcext:value-type="string">
            <text:p>ATIVA</text:p>
          </table:table-cell>
          <table:table-cell office:value-type="float" office:value="2941700" calcext:value-type="float">
            <text:p>29417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olkswagen Participacoes Ltda - Volkswagen Imoveis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OLKSWAGEN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Poyry</text:p>
          </table:table-cell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JAAKKO POYRY</text:p>
          </table:table-cell>
          <table:table-cell office:value-type="string" calcext:value-type="string">
            <text:p>JAAKKO POYRY OY</text:p>
          </table:table-cell>
          <table:table-cell office:value-type="float" office:value="5485004000120" calcext:value-type="float">
            <text:p>548500400012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7112000" calcext:value-type="float">
            <text:p>711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oyry Tecnologia Ltda. - Poyry Tecnologi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öyry Oyj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rada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PRADA SA</text:p>
          </table:table-cell>
          <table:table-cell office:value-type="string" calcext:value-type="string">
            <text:p>PRADA S.A.</text:p>
          </table:table-cell>
          <table:table-cell office:value-type="float" office:value="26319282000188" calcext:value-type="float">
            <text:p>2631928200018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ARCELO.NOSCHESE@PRADA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rada Brasil Importacao E Comercio De Artigos De Luxo - Prada Braz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UDO SRL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cyr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ACYR</text:p>
          </table:table-cell>
          <table:table-cell office:value-type="string" calcext:value-type="string">
            <text:p>SACYR INDUSTRIAL, S.L.</text:p>
          </table:table-cell>
          <table:table-cell office:value-type="float" office:value="24927651000190" calcext:value-type="float">
            <text:p>24927651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mague Engenharia S/A. Do Brasil. - Somague Engenharia S/A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CYR SA.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Renner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ENNER RENNER</text:p>
          </table:table-cell>
          <table:table-cell office:value-type="string" calcext:value-type="string">
            <text:p>LOJAS RENNER S.A.</text:p>
          </table:table-cell>
          <table:table-cell office:value-type="float" office:value="92754738011954" calcext:value-type="float">
            <text:p>92754738011954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31063020</text:p>
          </table:table-cell>
          <table:table-cell office:value-type="string" calcext:value-type="string">
            <text:p>info@cnccontabil.com.br</text:p>
          </table:table-cell>
          <table:table-cell office:value-type="string" calcext:value-type="string">
            <text:p>ATIVA</text:p>
          </table:table-cell>
          <table:table-cell office:value-type="float" office:value="4713004" calcext:value-type="float">
            <text:p>4713004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The Valspar Corporation Ltda. - Valspar Renner Revestimentos Para Embalagen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Valspa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PRIMA</text:p>
          </table:table-cell>
          <table:table-cell office:value-type="string" calcext:value-type="string">
            <text:p>PRIMA DENTAL MANUFACTURING LIMITED</text:p>
          </table:table-cell>
          <table:table-cell office:value-type="float" office:value="21547768000150" calcext:value-type="float">
            <text:p>2154776800015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BFABRAO@MATTOSFILHO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nolex Do Brasil Importação, Exportação E Comércio De Matéria-Prima Na Área De Cosmétic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olex Group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fran</text:p>
          </table:table-cell>
          <table:table-cell office:value-type="string" calcext:value-type="string">
            <text:p>France</text:p>
          </table:table-cell>
          <table:table-cell/>
          <table:table-cell table:number-columns-repeated="2" office:value-type="string" calcext:value-type="string">
            <text:p>SAFRAN HELICOPTER ENGINES</text:p>
          </table:table-cell>
          <table:table-cell office:value-type="float" office:value="5490283000110" calcext:value-type="float">
            <text:p>549028300011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814301" calcext:value-type="float">
            <text:p>28143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afran Serviços de Suporte de Programas Aeronáutico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FRAN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gemcom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AGEMCOM MULTI</text:p>
          </table:table-cell>
          <table:table-cell office:value-type="string" calcext:value-type="string">
            <text:p>SAGEMCOM MULTI-ENERGY INDUSTRY</text:p>
          </table:table-cell>
          <table:table-cell office:value-type="float" office:value="23195184000198" calcext:value-type="float">
            <text:p>2319518400019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631100" calcext:value-type="float">
            <text:p>263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agemcom Brasil Comunicações Ltda - Sagemcom Brasil Comunicacoe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GEMCOM SA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epsol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REPSOL</text:p>
          </table:table-cell>
          <table:table-cell office:value-type="string" calcext:value-type="string">
            <text:p>REPSOL DOWNSTREAM INTERNACIONAL, S.A.</text:p>
          </table:table-cell>
          <table:table-cell office:value-type="float" office:value="35828807000100" calcext:value-type="float">
            <text:p>35828807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MLAMARCA@VRADV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epsol Sinopec Brasil S/A. - Repsol Brasil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EPSOL SA.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rosegur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PROSEGUR GLOBAL</text:p>
          </table:table-cell>
          <table:table-cell office:value-type="string" calcext:value-type="string">
            <text:p>PROSEGUR GLOBAL CYBER SECURITY S.L.</text:p>
          </table:table-cell>
          <table:table-cell office:value-type="float" office:value="32586220000135" calcext:value-type="float">
            <text:p>3258622000013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HUGO.GARBE@PROSEGUR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rosegur Tecnologia Em Sistemas De Segurança Eletrônica E Incêndios Ltda. - Prosegur Tec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UBEL SL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marco (joint venture BHP Billiton and Vale)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SAMARCO</text:p>
          </table:table-cell>
          <table:table-cell office:value-type="string" calcext:value-type="string">
            <text:p>SAMARCO MINERACAO S.A.</text:p>
          </table:table-cell>
          <table:table-cell office:value-type="float" office:value="16628281000161" calcext:value-type="float">
            <text:p>16628281000161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31 <text:s/>32698787</text:p>
          </table:table-cell>
          <table:table-cell office:value-type="string" calcext:value-type="string">
            <text:p>PEDRO@VLF.ADV.BR</text:p>
          </table:table-cell>
          <table:table-cell office:value-type="string" calcext:value-type="string">
            <text:p>ATIVA</text:p>
          </table:table-cell>
          <table:table-cell office:value-type="float" office:value="710302" calcext:value-type="float">
            <text:p>71030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amarco Mineração S/A. - Samarco Mineracao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marco Mineração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rysmian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PRYSMIAN CABLES</text:p>
          </table:table-cell>
          <table:table-cell office:value-type="string" calcext:value-type="string">
            <text:p>PRYSMIAN CABLES AND SYSTEMS USA, LLC</text:p>
          </table:table-cell>
          <table:table-cell office:value-type="float" office:value="20805286000190" calcext:value-type="float">
            <text:p>2080528600019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rysmian Energia Cabos E Sistemas Do Brasil S/A. - Prysmian Energia Cabos E Sistemas Do 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YSMIAN SPA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ANDVIK FINANCE</text:p>
          </table:table-cell>
          <table:table-cell office:value-type="string" calcext:value-type="string">
            <text:p>SANDVIK FINANCE B.V.</text:p>
          </table:table-cell>
          <table:table-cell office:value-type="float" office:value="21680039000177" calcext:value-type="float">
            <text:p>2168003900017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andvik Mgs S/A. - Sandvik Mgs S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DVIK AB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Publici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UBLICIS</text:p>
          </table:table-cell>
          <table:table-cell office:value-type="string" calcext:value-type="string">
            <text:p>PUBLICIS GROUPE HOLDINGS B.V.</text:p>
          </table:table-cell>
          <table:table-cell office:value-type="float" office:value="5607812000113" calcext:value-type="float">
            <text:p>560781200011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hcavelan@publicisnorton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Pbc Comunicação Ltda. - Publicis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UBLICIS GROUPE S A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ANTANDER</text:p>
          </table:table-cell>
          <table:table-cell office:value-type="string" calcext:value-type="string">
            <text:p>SANTANDER SECURITIES SERVICES LATAM HOLDING 2, S.L.U.</text:p>
          </table:table-cell>
          <table:table-cell office:value-type="float" office:value="34433861000185" calcext:value-type="float">
            <text:p>3443386100018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RBARROS@SANTANDER.COM.BR</text:p>
          </table:table-cell>
          <table:table-cell office:value-type="string" calcext:value-type="string">
            <text:p>ATIVA</text:p>
          </table:table-cell>
          <table:table-cell office:value-type="float" office:value="6461100" calcext:value-type="float">
            <text:p>646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Zurich Santander Brasil Seguros E Previdência S/A. - Santander Seguros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ZURICH LATIN AMERICA HOLDING SL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iwal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RIWAL</text:p>
          </table:table-cell>
          <table:table-cell office:value-type="string" calcext:value-type="string">
            <text:p>RIWAL MANAGEMENT B.V.</text:p>
          </table:table-cell>
          <table:table-cell office:value-type="float" office:value="29849385000148" calcext:value-type="float">
            <text:p>2984938500014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iwal Do Brasil Locações De Equipamentos Ltda. - Riwal Do Brasil Locacoes De Equipame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iwal Holding Group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S (Scandinavian Airlines)</text:p>
          </table:table-cell>
          <table:table-cell office:value-type="string" calcext:value-type="string">
            <text:p>desconhecido</text:p>
          </table:table-cell>
          <table:table-cell/>
          <table:table-cell table:number-columns-repeated="2" office:value-type="string" calcext:value-type="string">
            <text:p>GETTGUARD SAS</text:p>
          </table:table-cell>
          <table:table-cell office:value-type="float" office:value="31490395000181" calcext:value-type="float">
            <text:p>3149039500018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203100" calcext:value-type="float">
            <text:p>6203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as Institute Brasil Ltda. - Sas Institute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s Institute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asol</text:p>
          </table:table-cell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SASOL</text:p>
          </table:table-cell>
          <table:table-cell office:value-type="string" calcext:value-type="string">
            <text:p>SASOL INVESTMENT COMPANY (PTY) LTD</text:p>
          </table:table-cell>
          <table:table-cell office:value-type="float" office:value="20642412000132" calcext:value-type="float">
            <text:p>2064241200013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asol Do Brasil Comercio De Produtos Quimicos Industriai - Sasol Do Brasil Comercio De P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SOL LTD</text:p>
          </table:table-cell>
          <table:table-cell office:value-type="string" calcext:value-type="string">
            <text:p>SOUTH AFR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ROCHE DIAGNOSTICS INTERNACIONAL</text:p>
          </table:table-cell>
          <table:table-cell office:value-type="string" calcext:value-type="string">
            <text:p>ROCHE DIAGNOSTICS INTERNATIONAL AG</text:p>
          </table:table-cell>
          <table:table-cell office:value-type="float" office:value="5598373000120" calcext:value-type="float">
            <text:p>559837300012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fernando.mazeo@roche.com</text:p>
          </table:table-cell>
          <table:table-cell office:value-type="string" calcext:value-type="string">
            <text:p>ATIVA</text:p>
          </table:table-cell>
          <table:table-cell office:value-type="float" office:value="4664800" calcext:value-type="float">
            <text:p>4664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oche Diagnóstica Brasil Ltda. - Roche Diagnostica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che Holding AG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Rohm &amp; Haas (part of Dow Chemical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w Chemical</text:p>
          </table:table-cell>
          <table:table-cell office:value-type="string" calcext:value-type="string">
            <text:p>ROHM AND HAAS</text:p>
          </table:table-cell>
          <table:table-cell office:value-type="string" calcext:value-type="string">
            <text:p>ROHM AND HAAS CHEMICALS LLC</text:p>
          </table:table-cell>
          <table:table-cell office:value-type="float" office:value="21318992000170" calcext:value-type="float">
            <text:p>2131899200017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Rohm And Haas Química Ltda. - Rohn And Ha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Dow Chemical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SCA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PERFORM SCA LTD</text:p>
          </table:table-cell>
          <table:table-cell office:value-type="string" calcext:value-type="string">
            <text:p>PERFORM SCA LIMITED</text:p>
          </table:table-cell>
          <table:table-cell office:value-type="float" office:value="23516749000191" calcext:value-type="float">
            <text:p>2351674900019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EORGE@PIKIELNY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ca Do Brasil Indústria E Comércio Ltda. - Pro Descart Industria E Comerci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venska Cellulosa AB SCA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chnellecke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SCHNELLECKE</text:p>
          </table:table-cell>
          <table:table-cell office:value-type="string" calcext:value-type="string">
            <text:p>SCHNELLECKE GRUNDBESITZ GMBH &amp; CO. KG</text:p>
          </table:table-cell>
          <table:table-cell office:value-type="float" office:value="29417660000154" calcext:value-type="float">
            <text:p>2941766000015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chnellecke Brasil Ltda - Schnellecke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hnellecke Group AG &amp; Co. K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E Connectivity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TE CONNECTIVITY SERVICES GMBH</text:p>
          </table:table-cell>
          <table:table-cell office:value-type="float" office:value="33121512000165" calcext:value-type="float">
            <text:p>3312151200016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DIEGO.CAROLINO@TE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yco Electronics Brasil Ltda. - Tyco Electronics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Tech Mahindra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TECH MAHINDRA</text:p>
          </table:table-cell>
          <table:table-cell office:value-type="string" calcext:value-type="string">
            <text:p>TECH MAHINDRA LIMITED</text:p>
          </table:table-cell>
          <table:table-cell office:value-type="float" office:value="12401651000172" calcext:value-type="float">
            <text:p>1240165100017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arla_martins@mahindrasatyam.com</text:p>
          </table:table-cell>
          <table:table-cell office:value-type="string" calcext:value-type="string">
            <text:p>ATIVA</text:p>
          </table:table-cell>
          <table:table-cell office:value-type="float" office:value="6204000" calcext:value-type="float">
            <text:p>6204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ech Mahindra Serviços De Informática Ltda - Tech Mahindra Servicos De Informatic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CH MAHINDRA LIMITE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Sealed Ai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SEALED AIR FRAN</text:p>
          </table:table-cell>
          <table:table-cell office:value-type="string" calcext:value-type="string">
            <text:p>SEALED AIR FINANCE LUXEMBOURG S.A R.L.</text:p>
          </table:table-cell>
          <table:table-cell office:value-type="float" office:value="27845209000102" calcext:value-type="float">
            <text:p>27845209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ealed Air Embalagen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aled Air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UBS SWITZERLAND</text:p>
          </table:table-cell>
          <table:table-cell office:value-type="string" calcext:value-type="string">
            <text:p>UBS SWITZERLAND AG</text:p>
          </table:table-cell>
          <table:table-cell office:value-type="float" office:value="32659544000156" calcext:value-type="float">
            <text:p>3265954400015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32800" calcext:value-type="float">
            <text:p>6432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Ubs Brasil Administradora De Valores Mobiliarios - Ubs Brasil Administradora De Valores M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BS Group AG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eijin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EIJIN</text:p>
          </table:table-cell>
          <table:table-cell office:value-type="string" calcext:value-type="string">
            <text:p>TEIJIN LIMITED</text:p>
          </table:table-cell>
          <table:table-cell office:value-type="float" office:value="5524268000146" calcext:value-type="float">
            <text:p>5524268000146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1313800" calcext:value-type="float">
            <text:p>131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eijin Aramid Do Brasil Importacao E Exportacao Ltda - Teijin Aramid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IJIN LIMITE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UL INVEST</text:p>
          </table:table-cell>
          <table:table-cell office:value-type="string" calcext:value-type="string">
            <text:p>UL INVEST S.A R.L.</text:p>
          </table:table-cell>
          <table:table-cell office:value-type="float" office:value="20878521000153" calcext:value-type="float">
            <text:p>2087852100015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Ul Testtech Laboratorios De Avaliacao Da Conformidade Ltda. - Testtech Laboratori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DERWRITERS LABORATORIE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éléperformance</text:p>
          </table:table-cell>
          <table:table-cell office:value-type="string" calcext:value-type="string">
            <text:p>France</text:p>
          </table:table-cell>
          <table:table-cell/>
          <table:table-cell table:number-columns-repeated="2" office:value-type="string" calcext:value-type="string">
            <text:p>SR TELEPERFORMANCE</text:p>
          </table:table-cell>
          <table:table-cell office:value-type="float" office:value="5400912000174" calcext:value-type="float">
            <text:p>5400912000174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sfc@baptista.com.br</text:p>
          </table:table-cell>
          <table:table-cell office:value-type="string" calcext:value-type="string">
            <text:p>ATIVA</text:p>
          </table:table-cell>
          <table:table-cell office:value-type="float" office:value="8299799" calcext:value-type="float">
            <text:p>82997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eleperformance Crm S/A. - Teleperforman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LEPERFORMANCE SE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erex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EREX FINANCIAL</text:p>
          </table:table-cell>
          <table:table-cell office:value-type="string" calcext:value-type="string">
            <text:p>TEREX FINANCIAL SERVICES, INC.</text:p>
          </table:table-cell>
          <table:table-cell office:value-type="float" office:value="26817295000187" calcext:value-type="float">
            <text:p>2681729500018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40900" calcext:value-type="float">
            <text:p>64409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erex Latin America Equipamentos Ltda. - Terex Latin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rex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etra Technologies</text:p>
          </table:table-cell>
          <table:table-cell office:value-type="string" calcext:value-type="string">
            <text:p>USA</text:p>
          </table:table-cell>
          <table:table-cell/>
          <table:table-cell table:number-columns-repeated="2" office:value-type="string" calcext:value-type="string">
            <text:p>TETRA TECHNOLOGIES, INC.</text:p>
          </table:table-cell>
          <table:table-cell office:value-type="float" office:value="5554297000150" calcext:value-type="float">
            <text:p>555429700015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910600" calcext:value-type="float">
            <text:p>9106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etra Technologie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TRA TECHNOLOGIES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SGS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SGS</text:p>
          </table:table-cell>
          <table:table-cell office:value-type="string" calcext:value-type="string">
            <text:p>SGS SUBHOLDING B.V.</text:p>
          </table:table-cell>
          <table:table-cell office:value-type="float" office:value="20038803000142" calcext:value-type="float">
            <text:p>2003880300014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gs Do Brasil Ltda. - Sg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GS SA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hales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HALES AIR SYST</text:p>
          </table:table-cell>
          <table:table-cell office:value-type="string" calcext:value-type="string">
            <text:p>THALES AIR SYSTEMS SAS</text:p>
          </table:table-cell>
          <table:table-cell office:value-type="float" office:value="25119797000171" calcext:value-type="float">
            <text:p>2511979700017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HILIPPE.ARNAUD@THALESGROUP.COM</text:p>
          </table:table-cell>
          <table:table-cell office:value-type="string" calcext:value-type="string">
            <text:p>ATIVA</text:p>
          </table:table-cell>
          <table:table-cell office:value-type="float" office:value="2631100" calcext:value-type="float">
            <text:p>263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hales - Thomson-Csf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Unocal (part of Chevron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UNOCAL BRAZIL</text:p>
          </table:table-cell>
          <table:table-cell office:value-type="string" calcext:value-type="string">
            <text:p>UNOCAL BRAZIL HOLDINGS, LLC.</text:p>
          </table:table-cell>
          <table:table-cell office:value-type="float" office:value="5580652000166" calcext:value-type="float">
            <text:p>5580652000166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00001" calcext:value-type="float">
            <text:p>60000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hevron Oronite Brasil Ltda. - Chevron Oronite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evron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UPS COMMERCE</text:p>
          </table:table-cell>
          <table:table-cell office:value-type="string" calcext:value-type="string">
            <text:p>UPSTREAM MOBILE COMMERCE LIMITED</text:p>
          </table:table-cell>
          <table:table-cell office:value-type="float" office:value="24192356000132" calcext:value-type="float">
            <text:p>2419235600013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GERHARD.CARLOS@RSMBRASIL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Ups Scs Transportes Brasil S/A. - Ups Scs Transportes Brasil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ted Parcel Service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haw Industries (part of Berkshire Hathaway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Berkshire Hathaway</text:p>
          </table:table-cell>
          <table:table-cell office:value-type="string" calcext:value-type="string">
            <text:p>SHAW INDUSTRIES</text:p>
          </table:table-cell>
          <table:table-cell office:value-type="string" calcext:value-type="string">
            <text:p>SHAW INDUSTRIES GROUP, INC.</text:p>
          </table:table-cell>
          <table:table-cell office:value-type="float" office:value="22374578000140" calcext:value-type="float">
            <text:p>2237457800014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RM@LOB-SVMFA.COM.BR</text:p>
          </table:table-cell>
          <table:table-cell office:value-type="string" calcext:value-type="string">
            <text:p>ATIVA</text:p>
          </table:table-cell>
          <table:table-cell office:value-type="float" office:value="4613300" calcext:value-type="float">
            <text:p>46133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Iscar do Brasil Comercia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kshire Hathaway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VALE CANADA</text:p>
          </table:table-cell>
          <table:table-cell office:value-type="string" calcext:value-type="string">
            <text:p>VALE CANADA LTD</text:p>
          </table:table-cell>
          <table:table-cell office:value-type="float" office:value="22252122000108" calcext:value-type="float">
            <text:p>22252122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UBENS.BARBOSA@VALE.COM</text:p>
          </table:table-cell>
          <table:table-cell office:value-type="string" calcext:value-type="string">
            <text:p>ATIVA</text:p>
          </table:table-cell>
          <table:table-cell office:value-type="float" office:value="7490199" calcext:value-type="float">
            <text:p>74901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ale Fertilizantes S/A. - Va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ale Fertilizer Netherlands B.V.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Vale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VALEO</text:p>
          </table:table-cell>
          <table:table-cell office:value-type="string" calcext:value-type="string">
            <text:p>VALEO BAYEN</text:p>
          </table:table-cell>
          <table:table-cell office:value-type="float" office:value="5620753000113" calcext:value-type="float">
            <text:p>5620753000113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ronaldo.rezende@valeo.com</text:p>
          </table:table-cell>
          <table:table-cell office:value-type="string" calcext:value-type="string">
            <text:p>ATIVA</text:p>
          </table:table-cell>
          <table:table-cell office:value-type="float" office:value="2949299" calcext:value-type="float">
            <text:p>29492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aleo Sistemas Automotivos Ltda. - Valeo Sistemas Automotiv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ALEO SYSTEMES THERMIQUES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herwin-William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SHERWIN-WILLIAMS</text:p>
          </table:table-cell>
          <table:table-cell office:value-type="string" calcext:value-type="string">
            <text:p>THE SHERWIN-WILLIAMS COMPANY</text:p>
          </table:table-cell>
          <table:table-cell office:value-type="float" office:value="5577740000109" calcext:value-type="float">
            <text:p>557774000010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papaleo@sherwin.com.br</text:p>
          </table:table-cell>
          <table:table-cell office:value-type="string" calcext:value-type="string">
            <text:p>ATIVA</text:p>
          </table:table-cell>
          <table:table-cell office:value-type="float" office:value="2071100" calcext:value-type="float">
            <text:p>2071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herwin Williams Do Brasil Indústria E Comércio Ltda. - Sherwin Williams Do Brasil Indust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Sherwin-Williams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ThyssenKrupp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THYSSENKRUPP</text:p>
          </table:table-cell>
          <table:table-cell office:value-type="string" calcext:value-type="string">
            <text:p>TYSSENKRUPP INFRASTRUCTURE GMBH</text:p>
          </table:table-cell>
          <table:table-cell office:value-type="float" office:value="28935698000156" calcext:value-type="float">
            <text:p>2893569800015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hyssenkrupp Elevadores Sa - Thyssenkrupp Elevado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yssenKrupp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SIEMENS HEALTHINEERS HOLDING III B.V.</text:p>
          </table:table-cell>
          <table:table-cell office:value-type="float" office:value="35179501000161" calcext:value-type="float">
            <text:p>3517950100016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CLAUDIA.LAUDISIO@SIEMENS-HEALTHINEERS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iemens Ltda - Sieme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iemens A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itan (now L-3 Titan)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ITAN CONTAINER</text:p>
          </table:table-cell>
          <table:table-cell office:value-type="string" calcext:value-type="string">
            <text:p>TITAN CONTAINERS A/S</text:p>
          </table:table-cell>
          <table:table-cell office:value-type="float" office:value="26838690000146" calcext:value-type="float">
            <text:p>26838690000146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itan Pneus Do Brasil Ltda. - Titan Pneus Do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itan International,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VERIZON FINANCI</text:p>
          </table:table-cell>
          <table:table-cell office:value-type="string" calcext:value-type="string">
            <text:p>VERIZON FINANCIAL SERVICES LLC</text:p>
          </table:table-cell>
          <table:table-cell office:value-type="float" office:value="26224146000104" calcext:value-type="float">
            <text:p>2622414600010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UIS.DACRUZLEME@VERIZON.COM</text:p>
          </table:table-cell>
          <table:table-cell office:value-type="string" calcext:value-type="string">
            <text:p>ATIVA</text:p>
          </table:table-cell>
          <table:table-cell office:value-type="float" office:value="6612605" calcext:value-type="float">
            <text:p>661260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erizon Holding Do Brasil Ltda - Verizo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erizon Communication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opper (part of Alpargatas)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Alpargatas</text:p>
          </table:table-cell>
          <table:table-cell table:number-columns-repeated="2" office:value-type="string" calcext:value-type="string">
            <text:p>TOPPER INVESTING LTD.</text:p>
          </table:table-cell>
          <table:table-cell office:value-type="float" office:value="7218497000168" calcext:value-type="float">
            <text:p>7218497000168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jairo@saddi.com.br</text:p>
          </table:table-cell>
          <table:table-cell office:value-type="string" calcext:value-type="string">
            <text:p>ATIVA</text:p>
          </table:table-cell>
          <table:table-cell office:value-type="float" office:value="6436100" calcext:value-type="float">
            <text:p>6436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Alpargatas S/A. - Alpargatas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J &amp; F Investimentos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4791" calcext:value-type="float">
            <text:p>1479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Vinci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VINCI</text:p>
          </table:table-cell>
          <table:table-cell office:value-type="string" calcext:value-type="string">
            <text:p>VINCI INTERNATIONAL FUND</text:p>
          </table:table-cell>
          <table:table-cell office:value-type="float" office:value="20592147000125" calcext:value-type="float">
            <text:p>2059214700012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630400" calcext:value-type="float">
            <text:p>663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Ciib Centro De Integração Industrial Brasileira Ltda. - Cegele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INCI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Toray</text:p>
          </table:table-cell>
          <table:table-cell office:value-type="string" calcext:value-type="string">
            <text:p>Japan</text:p>
          </table:table-cell>
          <table:table-cell/>
          <table:table-cell table:number-columns-repeated="2" office:value-type="string" calcext:value-type="string">
            <text:p>TORAY INTERNATIONAL, INC.</text:p>
          </table:table-cell>
          <table:table-cell office:value-type="float" office:value="15380540000115" calcext:value-type="float">
            <text:p>15380540000115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tacaoca@terra.com.br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oray Do Brasil Ltda - Toray Marketing E Vendas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RAY INDUSTRIES,INC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OSHIBA LIFESTYLE PRODUCTS &amp; SERVICES CORPORATION</text:p>
          </table:table-cell>
          <table:table-cell office:value-type="float" office:value="21411736000122" calcext:value-type="float">
            <text:p>2141173600012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oshiba América Do Sul Ltda. - Toshib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SHIBA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OTAL SYSTEM</text:p>
          </table:table-cell>
          <table:table-cell office:value-type="string" calcext:value-type="string">
            <text:p>TOTAL SYSTEM SERVICES LLC</text:p>
          </table:table-cell>
          <table:table-cell office:value-type="float" office:value="35828812000104" calcext:value-type="float">
            <text:p>3582881200010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LSILVA@TSYS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otal Lubrificantes Do Brasil Ltda. - Total Lubrificante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TAL SA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Warburg Pincu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WARBURG PINCUS</text:p>
          </table:table-cell>
          <table:table-cell office:value-type="string" calcext:value-type="string">
            <text:p>WARBURG PINCUS (CALLISTO) PRIVATE EQUITY XII (CAYMAN), L.P.</text:p>
          </table:table-cell>
          <table:table-cell office:value-type="float" office:value="25293435000100" calcext:value-type="float">
            <text:p>2529343500010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Warburg Pincus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Warburg Pincus LLC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Wartsila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WARTSILA</text:p>
          </table:table-cell>
          <table:table-cell office:value-type="string" calcext:value-type="string">
            <text:p>WARTSILA HOLDING INC.</text:p>
          </table:table-cell>
          <table:table-cell office:value-type="float" office:value="32838134000172" calcext:value-type="float">
            <text:p>3283813400017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Wärtsila Brasil Ltda. - Wartsila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Wärtsilä Oyj Abp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kanska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KANSKA GLOBAL</text:p>
          </table:table-cell>
          <table:table-cell office:value-type="string" calcext:value-type="string">
            <text:p>SKANSKA GLOBAL HOLDINGS AB</text:p>
          </table:table-cell>
          <table:table-cell office:value-type="float" office:value="26538345000197" calcext:value-type="float">
            <text:p>2653834500019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kanska Brasil Ltda. - Sade Skansk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kanska AB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YOTA</text:p>
          </table:table-cell>
          <table:table-cell office:value-type="string" calcext:value-type="string">
            <text:p>TOYOTA TSUSHO SUGAR TRADING LTD</text:p>
          </table:table-cell>
          <table:table-cell office:value-type="float" office:value="20027127000101" calcext:value-type="float">
            <text:p>2002712700010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612604" calcext:value-type="float">
            <text:p>661260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oyota Do Brasil Ltda. - Toyota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YOTA MOTOR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Vivendi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VIVENDI</text:p>
          </table:table-cell>
          <table:table-cell office:value-type="string" calcext:value-type="string">
            <text:p>VIVENDI CONTENT</text:p>
          </table:table-cell>
          <table:table-cell office:value-type="float" office:value="26679412000193" calcext:value-type="float">
            <text:p>2667941200019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mi Records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IVENDI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Voestalpine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VOESTALPINE</text:p>
          </table:table-cell>
          <table:table-cell office:value-type="string" calcext:value-type="string">
            <text:p>VOESTALPINE FUNDING INTERNATIONAL GMBH</text:p>
          </table:table-cell>
          <table:table-cell office:value-type="float" office:value="20279058000123" calcext:value-type="float">
            <text:p>2027905800012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oestalpine Böhler Welding Soldas Do Brasil Ltda. - Voestalpine Böhler Weldi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oestalpine AG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MART (PT Sinar Mas Agro Resources and Technology Tbk)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SMART</text:p>
          </table:table-cell>
          <table:table-cell office:value-type="string" calcext:value-type="string">
            <text:p>SMART CORP LTD</text:p>
          </table:table-cell>
          <table:table-cell office:value-type="float" office:value="35290835000108" calcext:value-type="float">
            <text:p>35290835000108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NDERSONVARGAS@EAGLEDISTRIBUIDORA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mart Modular Technologies Indústria De Componentes Eletrônicos Ltda. - Smart Modular Tec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mart Modular Technologies (CI), Inc.</text:p>
          </table:table-cell>
          <table:table-cell office:value-type="string" calcext:value-type="string">
            <text:p>CAYMAN ISLAND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ransener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RANSENER</text:p>
          </table:table-cell>
          <table:table-cell office:value-type="string" calcext:value-type="string">
            <text:p>COMPANIA TRANSPORTADORA DE ENERGIA EN ALTA TENSION TRANSENER S/A</text:p>
          </table:table-cell>
          <table:table-cell office:value-type="float" office:value="8906717000109" calcext:value-type="float">
            <text:p>8906717000109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lejandro.martinez@br.transx.com.ar</text:p>
          </table:table-cell>
          <table:table-cell office:value-type="string" calcext:value-type="string">
            <text:p>ATIVA</text:p>
          </table:table-cell>
          <table:table-cell office:value-type="float" office:value="3512300" calcext:value-type="float">
            <text:p>35123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ransener Internaciona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MPAÑIA INVERSORA EN TRANSMISION ELECTRICA CITELEC S.A.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ransocean</text:p>
          </table:table-cell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TRANSOCEAN SARL</text:p>
          </table:table-cell>
          <table:table-cell office:value-type="string" calcext:value-type="string">
            <text:p>TRANSOCEAN DRILLING ENTERPRISES S.A R.L.</text:p>
          </table:table-cell>
          <table:table-cell office:value-type="float" office:value="20142747000191" calcext:value-type="float">
            <text:p>20142747000191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ransocean Brasil Ltda. - Transocean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ransocean Ltd.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Votorantim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VOTORANTIM</text:p>
          </table:table-cell>
          <table:table-cell office:value-type="string" calcext:value-type="string">
            <text:p>VOTORANTIM CORRETORA DE TITULOS E VAL MOBILIARIOS LTDA</text:p>
          </table:table-cell>
          <table:table-cell office:value-type="float" office:value="1170892000131" calcext:value-type="float">
            <text:p>1170892000131</text:p>
          </table:table-cell>
          <table:table-cell office:value-type="string" calcext:value-type="string">
            <text:p>DEMAIS</text:p>
          </table:table-cell>
          <table:table-cell office:value-type="float" office:value="19076313565" calcext:value-type="float">
            <text:p>19076313565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51851700</text:p>
          </table:table-cell>
          <table:table-cell/>
          <table:table-cell office:value-type="string" calcext:value-type="string">
            <text:p>ATIVA</text:p>
          </table:table-cell>
          <table:table-cell office:value-type="float" office:value="6612601" calcext:value-type="float">
            <text:p>661260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Votorantim Cimentos S A. - Votor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ejoassu Administração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raxys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RAXYS</text:p>
          </table:table-cell>
          <table:table-cell office:value-type="string" calcext:value-type="string">
            <text:p>TRAXYS EUROPE S.A</text:p>
          </table:table-cell>
          <table:table-cell office:value-type="float" office:value="7427371000101" calcext:value-type="float">
            <text:p>7427371000101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689399" calcext:value-type="float">
            <text:p>46893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raxys Brasil Agenciamentos Ltda - Traxys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RAXYS EUROPE SA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NC-Lavalin</text:p>
          </table:table-cell>
          <table:table-cell office:value-type="string" calcext:value-type="string">
            <text:p>Canada</text:p>
          </table:table-cell>
          <table:table-cell/>
          <table:table-cell table:number-columns-repeated="2" office:value-type="string" calcext:value-type="string">
            <text:p>SNC-LAVALIN CHILE S.A.</text:p>
          </table:table-cell>
          <table:table-cell office:value-type="float" office:value="7893466000102" calcext:value-type="float">
            <text:p>7893466000102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4120400" calcext:value-type="float">
            <text:p>41204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Marte Engenharia Ltda. - Snc Lavalin M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roupe SNC-Lavalin Inc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Westinghouse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WESTINGHOUSE</text:p>
          </table:table-cell>
          <table:table-cell office:value-type="string" calcext:value-type="string">
            <text:p>WESTINGHOUSE ELECTRIC BELGIUM</text:p>
          </table:table-cell>
          <table:table-cell office:value-type="float" office:value="20215074000152" calcext:value-type="float">
            <text:p>2021507400015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3513100" calcext:value-type="float">
            <text:p>35131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Wabtec Brasil Fabricação E Manutenção De Equipamentos Ltda - Wabtec Dia - Fra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Westinghouse Air Brake Technologies Corporation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WeWork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WEWORK</text:p>
          </table:table-cell>
          <table:table-cell office:value-type="string" calcext:value-type="string">
            <text:p>WEWORK COMPANIES (INTERNATIONAL) B.V.</text:p>
          </table:table-cell>
          <table:table-cell office:value-type="float" office:value="23081600000127" calcext:value-type="float">
            <text:p>23081600000127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Wework Serviços De Escritório Ltda - Wework Servicos De Escritorio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HE WE COMPANY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odex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SODEXO</text:p>
          </table:table-cell>
          <table:table-cell office:value-type="string" calcext:value-type="string">
            <text:p>SODEXO MOBILITY AND EXPENSE LIMITED</text:p>
          </table:table-cell>
          <table:table-cell office:value-type="float" office:value="29635764000135" calcext:value-type="float">
            <text:p>2963576400013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ANDREA.PARENTI@SODEXO.COM</text:p>
          </table:table-cell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dexo Do Brasil Comercial S/A. - Sodex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DEXO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oftbank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SOFTBANK</text:p>
          </table:table-cell>
          <table:table-cell office:value-type="string" calcext:value-type="string">
            <text:p>SOFTBANK CORP.</text:p>
          </table:table-cell>
          <table:table-cell office:value-type="float" office:value="33436164000115" calcext:value-type="float">
            <text:p>33436164000115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imm - Soluções Inteligentes Para Mercado Móvel Do Brasil S/A. - Simm Solucoes Inteligen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FTBANK GROUP CORP.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Solvay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SOLVAY</text:p>
          </table:table-cell>
          <table:table-cell office:value-type="string" calcext:value-type="string">
            <text:p>SOLVAY S.A.</text:p>
          </table:table-cell>
          <table:table-cell office:value-type="float" office:value="26750136000102" calcext:value-type="float">
            <text:p>2675013600010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lvay Indupa Do Brasil S/A. - Solvay Indupa Do Bras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lvay SA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ONY INTERACTIVE ENTERTAINMENT LLC</text:p>
          </table:table-cell>
          <table:table-cell office:value-type="float" office:value="30763982000134" calcext:value-type="float">
            <text:p>3076398200013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ony Brasil Ltda. - Sony Comercio E Industri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NY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Tyco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TYCO GMBH</text:p>
          </table:table-cell>
          <table:table-cell office:value-type="string" calcext:value-type="string">
            <text:p>TYCO ELECTRONICS SERVICES GMBH</text:p>
          </table:table-cell>
          <table:table-cell office:value-type="float" office:value="25579190000174" calcext:value-type="float">
            <text:p>2557919000017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Tyco Electronics Brasil Ltda. - Tyco Electronics Brasil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ouza Cruz (part of British American Tobacco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tish American Tobacco</text:p>
          </table:table-cell>
          <table:table-cell office:value-type="string" calcext:value-type="string">
            <text:p>SOUZA CRUZ</text:p>
          </table:table-cell>
          <table:table-cell office:value-type="string" calcext:value-type="string">
            <text:p>ANTONIO NETO DE SOUSA 00426820533</text:p>
          </table:table-cell>
          <table:table-cell office:value-type="float" office:value="29226639000171" calcext:value-type="float">
            <text:p>29226639000171</text:p>
          </table:table-cell>
          <table:table-cell office:value-type="string" calcext:value-type="string">
            <text:p>MICRO EMPRESA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75 <text:s/>92770860</text:p>
          </table:table-cell>
          <table:table-cell office:value-type="string" calcext:value-type="string">
            <text:p>antonio.n.sousa@hotmail.com</text:p>
          </table:table-cell>
          <table:table-cell office:value-type="string" calcext:value-type="string">
            <text:p>ATIVA</text:p>
          </table:table-cell>
          <table:table-cell office:value-type="float" office:value="4755503" calcext:value-type="float">
            <text:p>47555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RRINHA</text:p>
          </table:table-cell>
          <table:table-cell office:value-type="string" calcext:value-type="string">
            <text:p>Souza Cruz S/A. - Souza Cruz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TISH AMERICAN TOBACCO P.L.C.</text:p>
          </table:table-cell>
          <table:table-cell office:value-type="string" calcext:value-type="string">
            <text:p>ENGL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string" calcext:value-type="string">
            <text:p>Yahoo! (part of Verizon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YAHOO HOLDINGS INTERNATIONAL B.V.</text:p>
          </table:table-cell>
          <table:table-cell office:value-type="float" office:value="27823387000132" calcext:value-type="float">
            <text:p>27823387000132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Verizon Holding Do Brasil Ltda - Verizo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erizon Communications Inc.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Yara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YARA HOLDING</text:p>
          </table:table-cell>
          <table:table-cell office:value-type="string" calcext:value-type="string">
            <text:p>YARA HOLDING NETHERLANDS B.V.</text:p>
          </table:table-cell>
          <table:table-cell office:value-type="float" office:value="29427845000140" calcext:value-type="float">
            <text:p>29427845000140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2000" calcext:value-type="float">
            <text:p>6462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Yara Brasil Fertilizantes S/A. - Yara Brasil Fertilizant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Yara International ASA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Yazaki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YAZAKI</text:p>
          </table:table-cell>
          <table:table-cell office:value-type="string" calcext:value-type="string">
            <text:p>YAZAKI EUROPE LIMITED ITALIA S.R.L.</text:p>
          </table:table-cell>
          <table:table-cell office:value-type="float" office:value="23608675000113" calcext:value-type="float">
            <text:p>23608675000113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945000" calcext:value-type="float">
            <text:p>29450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Yazaki Brasil Minas Gerais Sistemas Eletricos Ltda. - Yazaki Brasil Minas Gerais Sistem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YAZAKI CORPORATION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TEAG</text:p>
          </table:table-cell>
          <table:table-cell office:value-type="string" calcext:value-type="string">
            <text:p>desconhecido</text:p>
          </table:table-cell>
          <table:table-cell/>
          <table:table-cell office:value-type="string" calcext:value-type="string">
            <text:p>STEAG ENCOTEC POWER SERVICES</text:p>
          </table:table-cell>
          <table:table-cell office:value-type="string" calcext:value-type="string">
            <text:p>STEAG ENCOTEC POWER SERVICES GMBH</text:p>
          </table:table-cell>
          <table:table-cell office:value-type="float" office:value="5461838000104" calcext:value-type="float">
            <text:p>5461838000104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horst.hinterwaeller@steag.de</text:p>
          </table:table-cell>
          <table:table-cell office:value-type="string" calcext:value-type="string">
            <text:p>ATIVA</text:p>
          </table:table-cell>
          <table:table-cell office:value-type="float" office:value="7119799" calcext:value-type="float">
            <text:p>7119799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teag Energy Services Do Brasil Ltda - Steag Encotec Do Brasil Serviços De Energia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SBG Kommunale Beteiligungsgesellschaft GmbH &amp; Co. KG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Suez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SUEZ WATER</text:p>
          </table:table-cell>
          <table:table-cell office:value-type="string" calcext:value-type="string">
            <text:p>SUEZ WATER TECHNOLOGIES AND SOLUTIONS</text:p>
          </table:table-cell>
          <table:table-cell office:value-type="float" office:value="28522106000174" calcext:value-type="float">
            <text:p>2852210600017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2825900" calcext:value-type="float">
            <text:p>28259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Degremont Tratamento De Águas Ltda. - Degremont Tratamento De Aguas Lt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UEZ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UIM</text:p>
          </table:table-cell>
        </table:table-row>
        <table:table-row table:style-name="ro1">
          <table:table-cell office:value-type="string" calcext:value-type="string">
            <text:p>Suzano Papel e Celulose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SUZANO PAPEL E CELULOSE</text:p>
          </table:table-cell>
          <table:table-cell office:value-type="string" calcext:value-type="string">
            <text:p>SUZANO S.A.</text:p>
          </table:table-cell>
          <table:table-cell office:value-type="float" office:value="16404287061960" calcext:value-type="float">
            <text:p>16404287061960</text:p>
          </table:table-cell>
          <table:table-cell office:value-type="string" calcext:value-type="string">
            <text:p>DEMA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office:value-type="string" calcext:value-type="string">
            <text:p>11 <text:s/>36365797</text:p>
          </table:table-cell>
          <table:table-cell office:value-type="string" calcext:value-type="string">
            <text:p>REGULARIDADES@SUZANO.COM.BR</text:p>
          </table:table-cell>
          <table:table-cell office:value-type="string" calcext:value-type="string">
            <text:p>ATIVA</text:p>
          </table:table-cell>
          <table:table-cell office:value-type="float" office:value="210107" calcext:value-type="float">
            <text:p>21010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ASSO FRAGOSO</text:p>
          </table:table-cell>
          <table:table-cell office:value-type="string" calcext:value-type="string">
            <text:p>Suzano Papel E Celulose S/A. - Suzano Papel E Celulose 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uzano Holding S/A.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7590" calcext:value-type="float">
            <text:p>7590</text:p>
          </table:table-cell>
          <table:table-cell office:value-type="string" calcext:value-type="string">
            <text:p>OTIMA</text:p>
          </table:table-cell>
        </table:table-row>
        <table:table-row table:style-name="ro1">
          <table:table-cell office:value-type="string" calcext:value-type="string">
            <text:p>Suzlon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SUZLON ENERGY</text:p>
          </table:table-cell>
          <table:table-cell office:value-type="string" calcext:value-type="string">
            <text:p>SUZLON ENERGY LIMITED</text:p>
          </table:table-cell>
          <table:table-cell office:value-type="float" office:value="27940442000174" calcext:value-type="float">
            <text:p>27940442000174</text:p>
          </table:table-cell>
          <table:table-cell office:value-type="string" calcext:value-type="string">
            <text:p>NAO INFORM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IVA</text:p>
          </table:table-cell>
          <table:table-cell table:number-columns-repeated="2"/>
          <table:table-cell office:value-type="string" calcext:value-type="string">
            <text:p>ATIVA</text:p>
          </table:table-cell>
          <table:table-cell office:value-type="float" office:value="6463800" calcext:value-type="float">
            <text:p>646380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Suzlon Energia Eólica Do Brasil Ltda. - Suzl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UZLON ENERGY LIMITE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EGULAR</text:p>
          </table:table-cell>
        </table:table-row>
        <table:table-row table:style-name="ro1" table:number-rows-repeated="104827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0T09:09:20.460131078</dc:date>
    <meta:editing-duration>PT2M59S</meta:editing-duration>
    <meta:editing-cycles>1</meta:editing-cycles>
    <meta:document-statistic meta:table-count="1" meta:cell-count="5562" meta:object-count="0"/>
    <meta:generator>LibreOffice/6.4.5.2$Linux_X86_64 LibreOffice_project/40$Build-2</meta:generator>
  </office:meta>
</office:document-meta>
</file>